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5.341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2.397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351cm"/>
    </style:style>
    <style:style style:name="co11" style:family="table-column">
      <style:table-column-properties fo:break-before="auto" style:column-width="2.549cm"/>
    </style:style>
    <style:style style:name="co12" style:family="table-column">
      <style:table-column-properties fo:break-before="auto" style:column-width="2.401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15.11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ta1" style:family="table" style:master-page-name="PageStyle_5f_Timeline">
      <style:table-properties table:display="true" style:writing-mode="lr-tb" table:tab-color="#6fa8dc"/>
    </style:style>
    <style:style style:name="ta2" style:family="table" style:master-page-name="PageStyle_5f_Curriculum_20_Data">
      <style:table-properties table:display="true" style:writing-mode="lr-tb" table:tab-color="#4a86e8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1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4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49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Timeline.A3">
          <table:help-message table:display="true">
            <text:p>Please enter a date</text:p>
          </table:help-message>
          <table:error-message table:message-type="stop" table:display="true"/>
        </table:content-validation>
        <table:content-validation table:name="val2" table:condition="of:cell-content-is-decimal-number() and cell-content-is-between(0.1,112)" table:allow-empty-cell="true" table:base-cell-address="Timeline.B3">
          <table:help-message table:display="true">
            <text:p>Please enter a number between 1 and 112</text:p>
          </table:help-message>
          <table:error-message table:message-type="stop" table:display="true"/>
        </table:content-validation>
      </table:content-validations>
      <table:table table:name="Timelin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Hours of per week</text:p>
          </table:table-cell>
          <table:table-cell table:style-name="ce6" office:value-type="string" calcext:value-type="string" table:number-columns-spanned="2" table:number-rows-spanned="1">
            <text:p>Estimated Date of Completion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string" calcext:value-type="string">
            <text:p>Enter the date you started studying</text:p>
          </table:table-cell>
          <table:table-cell table:style-name="ce2" office:value-type="string" calcext:value-type="string">
            <text:p>Enter the number you will commit</text:p>
          </table:table-cell>
          <table:table-cell table:style-name="ce7" office:value-type="string" calcext:value-type="string">
            <text:p>Lower Bound</text:p>
          </table:table-cell>
          <table:table-cell table:style-name="ce7" office:value-type="string" calcext:value-type="string">
            <text:p>Upper Bound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date" office:date-value="2022-10-06" calcext:value-type="date">
            <text:p>Oktober 6</text:p>
          </table:table-cell>
          <table:table-cell table:style-name="ce5" table:content-validation-name="val2" office:value-type="float" office:value="13" calcext:value-type="float">
            <text:p>13</text:p>
          </table:table-cell>
          <table:table-cell table:style-name="ce8" table:formula="of:=[$'Curriculum Data'.G44]" office:value-type="date" office:date-value="2025-05-30T01:50:46.15" calcext:value-type="date">
            <text:p>2025 Mai 30</text:p>
          </table:table-cell>
          <table:table-cell table:style-name="ce8" table:formula="of:=[$'Curriculum Data'.J44]" office:value-type="date" office:date-value="2026-03-04T11:04:36.92" calcext:value-type="date">
            <text:p>2026 Mär 04</text:p>
          </table:table-cell>
          <table:table-cell table:number-columns-repeated="1020"/>
        </table:table-row>
        <table:table-row table:style-name="ro3">
          <table:table-cell table:style-name="ce4" table:number-columns-repeated="2"/>
          <table:table-cell table:number-columns-repeated="1022"/>
        </table:table-row>
        <table:table-row table:style-name="ro3">
          <table:table-cell table:style-name="ce4">
            <draw:frame table:end-cell-address="Timeline.I39" table:end-x="0.679cm" table:end-y="0.026cm" draw:z-index="0" draw:name="Chart 1" draw:style-name="gr1" draw:text-style-name="P1" svg:width="31.75cm" svg:height="16.579cm" svg:x="0.291cm" svg:y="0cm">
              <draw:object draw:notify-on-update-of-ranges="'Curriculum Data'.A2:'Curriculum Data'.A44 'Curriculum Data'.G1:'Curriculum Data'.G1 'Curriculum Data'.G2:'Curriculum Data'.G44 'Curriculum Data'.J1:'Curriculum Data'.J1 'Curriculum Data'.J2:'Curriculum Data'.J4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/>
          <table:table-cell table:number-columns-repeated="1022"/>
        </table:table-row>
        <table:table-row table:style-name="ro3" table:number-rows-repeated="34">
          <table:table-cell table:style-name="ce4" table:number-columns-repeated="2"/>
          <table:table-cell table:number-columns-repeated="1022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urriculum Data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2" table:default-cell-style-name="Default"/>
        <table:table-row table:style-name="ro5">
          <table:table-cell table:style-name="ce9" office:value-type="string" calcext:value-type="string">
            <text:p>Courses</text:p>
          </table:table-cell>
          <table:table-cell table:style-name="ce16" office:value-type="string" calcext:value-type="string">
            <text:p>Topic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Effort</text:p>
          </table:table-cell>
          <table:table-cell table:style-name="ce18" office:value-type="string" calcext:value-type="string">
            <text:p>Total Hours Lower Bound</text:p>
          </table:table-cell>
          <table:table-cell table:style-name="ce19" office:value-type="string" calcext:value-type="string">
            <text:p>Start Date</text:p>
          </table:table-cell>
          <table:table-cell table:style-name="ce18" office:value-type="string" calcext:value-type="string">
            <text:p>End Date Estimate Lower Bound</text:p>
          </table:table-cell>
          <table:table-cell table:style-name="ce23" office:value-type="string" calcext:value-type="string">
            <text:p>Total Hours Upper Bound</text:p>
          </table:table-cell>
          <table:table-cell table:style-name="ce24" office:value-type="string" calcext:value-type="string">
            <text:p>Start Date</text:p>
          </table:table-cell>
          <table:table-cell table:style-name="ce23" office:value-type="string" calcext:value-type="string">
            <text:p>End Date Estimate Upper Bound</text:p>
          </table:table-cell>
          <table:table-cell table:style-name="ce2" office:value-type="string" calcext:value-type="string">
            <text:p>Actual End Date</text:p>
          </table:table-cell>
          <table:table-cell table:style-name="ce2" office:value-type="string" calcext:value-type="string">
            <text:p>Prerequisites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a xlink:href="https://www.py4e.com/lessons" xlink:type="simple">Python for Everybody</text:a></text:p>
          </table:table-cell>
          <table:table-cell table:style-name="ce17" office:value-type="string" calcext:value-type="string">
            <text:p>Intro CS</text:p>
          </table:table-cell>
          <table:table-cell table:style-name="ce7" office:value-type="string" calcext:value-type="string">
            <text:p>10 weeks</text:p>
          </table:table-cell>
          <table:table-cell table:style-name="ce7" office:value-type="string" calcext:value-type="string">
            <text:p>10 hours/week</text:p>
          </table:table-cell>
          <table:table-cell table:style-name="ce7" office:value-type="float" office:value="100" calcext:value-type="float">
            <text:p>100</text:p>
          </table:table-cell>
          <table:table-cell table:style-name="ce20" table:formula="of:=[$Timeline.A3]" office:value-type="date" office:date-value="2022-10-06" calcext:value-type="date">
            <text:p>2022-10-06</text:p>
          </table:table-cell>
          <table:table-cell table:style-name="ce22" table:formula="of:=IF(ISBLANK([.K2]);[.F2]+([.E2]/([$Timeline.$B$3]/7));[.K2])" office:value-type="date" office:date-value="2022-11-28T20:18:27.69" calcext:value-type="date">
            <text:p>2022-11-28</text:p>
          </table:table-cell>
          <table:table-cell table:style-name="ce7" office:value-type="float" office:value="100" calcext:value-type="float">
            <text:p>100</text:p>
          </table:table-cell>
          <table:table-cell table:style-name="ce20" table:formula="of:=[$Timeline.A3]" office:value-type="date" office:date-value="2022-10-06" calcext:value-type="date">
            <text:p>2022-10-06</text:p>
          </table:table-cell>
          <table:table-cell table:style-name="ce22" table:formula="of:=IF(ISBLANK([.K2]);[.I2]+([.H2]/([$Timeline.$B$3]/7));[.K2])" office:value-type="date" office:date-value="2022-11-28T20:18:27.69" calcext:value-type="date">
            <text:p>2022-11-28</text:p>
          </table:table-cell>
          <table:table-cell table:style-name="ce25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<text:a xlink:href="https://www.edx.org/course/introduction-computer-science-mitx-6-00-1x-10" xlink:type="simple">Introduction to Computer Science and Programming using Python</text:a></text:p>
          </table:table-cell>
          <table:table-cell table:style-name="ce17" office:value-type="string" calcext:value-type="string">
            <text:p>Intro CS</text:p>
          </table:table-cell>
          <table:table-cell table:style-name="ce7" office:value-type="string" calcext:value-type="string">
            <text:p>9 weeks</text:p>
          </table:table-cell>
          <table:table-cell table:style-name="ce7" office:value-type="string" calcext:value-type="string">
            <text:p>15 hours/week</text:p>
          </table:table-cell>
          <table:table-cell table:style-name="ce7" office:value-type="float" office:value="135" calcext:value-type="float">
            <text:p>135</text:p>
          </table:table-cell>
          <table:table-cell table:style-name="ce21" table:formula="of:=IF(ISBLANK([.K2]);[.G2];[.K2])" office:value-type="date" office:date-value="2022-11-28T20:18:27.69" calcext:value-type="date">
            <text:p>2022-11-28</text:p>
          </table:table-cell>
          <table:table-cell table:style-name="ce22" table:formula="of:=IF(ISBLANK([.K3]);[.F3]+([.E3]/([$Timeline.$B$3]/7));[.K3])" office:value-type="date" office:date-value="2023-02-09T12:55:23.08" calcext:value-type="date">
            <text:p>2023-02-09</text:p>
          </table:table-cell>
          <table:table-cell table:style-name="ce7" office:value-type="float" office:value="135" calcext:value-type="float">
            <text:p>135</text:p>
          </table:table-cell>
          <table:table-cell table:style-name="ce21" table:formula="of:=IF(ISBLANK([.K2]);[.J2];[.K2])" office:value-type="date" office:date-value="2022-11-28T20:18:27.69" calcext:value-type="date">
            <text:p>2022-11-28</text:p>
          </table:table-cell>
          <table:table-cell table:style-name="ce22" table:formula="of:=IF(ISBLANK([.K3]);[.I3]+([.H3]/([$Timeline.$B$3]/7));[.K3])" office:value-type="date" office:date-value="2023-02-09T12:55:23.08" calcext:value-type="date">
            <text:p>2023-02-09</text:p>
          </table:table-cell>
          <table:table-cell table:style-name="ce25"/>
          <table:table-cell table:style-name="ce28" office:value-type="string" calcext:value-type="string">
            <text:p><text:a xlink:href="https://www.khanacademy.org/math/algebra-home" xlink:type="simple">high school algebra</text:a>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edx.org/course/how-code-simple-data-ubcx-htc1x" xlink:type="simple">How to Code - Simple Data</text:a></text:p>
          </table:table-cell>
          <table:table-cell table:style-name="ce17" office:value-type="string" calcext:value-type="string">
            <text:p>Core Programming</text:p>
          </table:table-cell>
          <table:table-cell table:style-name="ce7" office:value-type="string" calcext:value-type="string">
            <text:p>7 weeks</text:p>
          </table:table-cell>
          <table:table-cell table:style-name="ce7" office:value-type="string" calcext:value-type="string">
            <text:p>8-10 hours/week</text:p>
          </table:table-cell>
          <table:table-cell table:style-name="ce7" office:value-type="float" office:value="56" calcext:value-type="float">
            <text:p>56</text:p>
          </table:table-cell>
          <table:table-cell table:style-name="ce21" table:formula="of:=IF(ISBLANK([.K3]);[.G3];[.K3])" office:value-type="date" office:date-value="2023-02-09T12:55:23.08" calcext:value-type="date">
            <text:p>2023-02-09</text:p>
          </table:table-cell>
          <table:table-cell table:style-name="ce22" table:formula="of:=IF(ISBLANK([.K4]);[.F4]+([.E4]/([$Timeline.$B$3]/7));[.K4])" office:value-type="date" office:date-value="2023-03-11T16:36:55.38" calcext:value-type="date">
            <text:p>2023-03-11</text:p>
          </table:table-cell>
          <table:table-cell table:style-name="ce7" office:value-type="float" office:value="70" calcext:value-type="float">
            <text:p>70</text:p>
          </table:table-cell>
          <table:table-cell table:style-name="ce21" table:formula="of:=IF(ISBLANK([.K3]);[.J3];[.K3])" office:value-type="date" office:date-value="2023-02-09T12:55:23.08" calcext:value-type="date">
            <text:p>2023-02-09</text:p>
          </table:table-cell>
          <table:table-cell table:style-name="ce22" table:formula="of:=IF(ISBLANK([.K4]);[.I4]+([.H4]/([$Timeline.$B$3]/7));[.K4])" office:value-type="date" office:date-value="2023-03-19T05:32:18.46" calcext:value-type="date">
            <text:p>2023-03-19</text:p>
          </table:table-cell>
          <table:table-cell table:style-name="ce25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edx.org/course/how-code-complex-data-ubcx-htc2x" xlink:type="simple">How to Code - Complex Data</text:a></text:p>
          </table:table-cell>
          <table:table-cell table:style-name="ce17" office:value-type="string" calcext:value-type="string">
            <text:p>Core Programming</text:p>
          </table:table-cell>
          <table:table-cell table:style-name="ce7" office:value-type="string" calcext:value-type="string">
            <text:p>6 weeks</text:p>
          </table:table-cell>
          <table:table-cell table:style-name="ce7" office:value-type="string" calcext:value-type="string">
            <text:p>8-10 hours/week</text:p>
          </table:table-cell>
          <table:table-cell table:style-name="ce7" office:value-type="float" office:value="48" calcext:value-type="float">
            <text:p>48</text:p>
          </table:table-cell>
          <table:table-cell table:style-name="ce21" table:formula="of:=IF(ISBLANK([.K4]);[.G4];[.K4])" office:value-type="date" office:date-value="2023-03-11T16:36:55.38" calcext:value-type="date">
            <text:p>2023-03-11</text:p>
          </table:table-cell>
          <table:table-cell table:style-name="ce22" table:formula="of:=IF(ISBLANK([.K5]);[.F5]+([.E5]/([$Timeline.$B$3]/7));[.K5])" office:value-type="date" office:date-value="2023-04-06T12:55:23.08" calcext:value-type="date">
            <text:p>2023-04-06</text:p>
          </table:table-cell>
          <table:table-cell table:style-name="ce7" office:value-type="float" office:value="60" calcext:value-type="float">
            <text:p>60</text:p>
          </table:table-cell>
          <table:table-cell table:style-name="ce21" table:formula="of:=IF(ISBLANK([.K4]);[.J4];[.K4])" office:value-type="date" office:date-value="2023-03-19T05:32:18.46" calcext:value-type="date">
            <text:p>2023-03-19</text:p>
          </table:table-cell>
          <table:table-cell table:style-name="ce22" table:formula="of:=IF(ISBLANK([.K5]);[.I5]+([.H5]/([$Timeline.$B$3]/7));[.K5])" office:value-type="date" office:date-value="2023-04-20T12:55:23.08" calcext:value-type="date">
            <text:p>2023-04-20</text:p>
          </table:table-cell>
          <table:table-cell table:style-name="ce26"/>
          <table:table-cell table:style-name="ce7" office:value-type="string" calcext:value-type="string">
            <text:p>How to Code: Simple Data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programming-languages" xlink:type="simple">Programming Languages, Part A</text:a></text:p>
          </table:table-cell>
          <table:table-cell table:style-name="ce17" office:value-type="string" calcext:value-type="string">
            <text:p>Core Programming</text:p>
          </table:table-cell>
          <table:table-cell table:style-name="ce7" office:value-type="string" calcext:value-type="string">
            <text:p>5 weeks</text:p>
          </table:table-cell>
          <table:table-cell table:style-name="ce7" office:value-type="string" calcext:value-type="string">
            <text:p>4-8 hours/week</text:p>
          </table:table-cell>
          <table:table-cell table:style-name="ce7" office:value-type="float" office:value="20" calcext:value-type="float">
            <text:p>20</text:p>
          </table:table-cell>
          <table:table-cell table:style-name="ce21" table:formula="of:=IF(ISBLANK([.K5]);[.G5];[.K5])" office:value-type="date" office:date-value="2023-04-06T12:55:23.08" calcext:value-type="date">
            <text:p>2023-04-06</text:p>
          </table:table-cell>
          <table:table-cell table:style-name="ce22" table:formula="of:=IF(ISBLANK([.K6]);[.F6]+([.E6]/([$Timeline.$B$3]/7));[.K6])" office:value-type="date" office:date-value="2023-04-17T07:23:04.62" calcext:value-type="date">
            <text:p>2023-04-17</text:p>
          </table:table-cell>
          <table:table-cell table:style-name="ce7" office:value-type="float" office:value="40" calcext:value-type="float">
            <text:p>40</text:p>
          </table:table-cell>
          <table:table-cell table:style-name="ce21" table:formula="of:=IF(ISBLANK([.K5]);[.J5];[.K5])" office:value-type="date" office:date-value="2023-04-20T12:55:23.08" calcext:value-type="date">
            <text:p>2023-04-20</text:p>
          </table:table-cell>
          <table:table-cell table:style-name="ce22" table:formula="of:=IF(ISBLANK([.K6]);[.I6]+([.H6]/([$Timeline.$B$3]/7));[.K6])" office:value-type="date" office:date-value="2023-05-12T01:50:46.15" calcext:value-type="date">
            <text:p>2023-05-12</text:p>
          </table:table-cell>
          <table:table-cell table:style-name="ce26"/>
          <table:table-cell table:style-name="ce28" office:value-type="string" calcext:value-type="string">
            <text:p><text:a xlink:href="https://www.coursera.org/lecture/programming-languages/recommended-background-k1yuh" xlink:type="simple">How to Code (Hear instructor)</text:a>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programming-languages-part-b" xlink:type="simple">Programming Languages, Part B</text:a></text:p>
          </table:table-cell>
          <table:table-cell table:style-name="ce17" office:value-type="string" calcext:value-type="string">
            <text:p>Core Programming</text:p>
          </table:table-cell>
          <table:table-cell table:style-name="ce7" office:value-type="string" calcext:value-type="string">
            <text:p>3 weeks</text:p>
          </table:table-cell>
          <table:table-cell table:style-name="ce7" office:value-type="string" calcext:value-type="string">
            <text:p>4-8 hours/week</text:p>
          </table:table-cell>
          <table:table-cell table:style-name="ce7" office:value-type="float" office:value="12" calcext:value-type="float">
            <text:p>12</text:p>
          </table:table-cell>
          <table:table-cell table:style-name="ce21" table:formula="of:=IF(ISBLANK([.K6]);[.G6];[.K6])" office:value-type="date" office:date-value="2023-04-17T07:23:04.62" calcext:value-type="date">
            <text:p>2023-04-17</text:p>
          </table:table-cell>
          <table:table-cell table:style-name="ce22" table:formula="of:=IF(ISBLANK([.K7]);[.F7]+([.E7]/([$Timeline.$B$3]/7));[.K7])" office:value-type="date" office:date-value="2023-04-23T18:27:41.54" calcext:value-type="date">
            <text:p>2023-04-23</text:p>
          </table:table-cell>
          <table:table-cell table:style-name="ce7" office:value-type="float" office:value="24" calcext:value-type="float">
            <text:p>24</text:p>
          </table:table-cell>
          <table:table-cell table:style-name="ce21" table:formula="of:=IF(ISBLANK([.K6]);[.J6];[.K6])" office:value-type="date" office:date-value="2023-05-12T01:50:46.15" calcext:value-type="date">
            <text:p>2023-05-12</text:p>
          </table:table-cell>
          <table:table-cell table:style-name="ce22" table:formula="of:=IF(ISBLANK([.K7]);[.I7]+([.H7]/([$Timeline.$B$3]/7));[.K7])" office:value-type="date" office:date-value="2023-05-25" calcext:value-type="date">
            <text:p>2023-05-25</text:p>
          </table:table-cell>
          <table:table-cell table:style-name="ce26"/>
          <table:table-cell table:style-name="ce7" office:value-type="string" calcext:value-type="string">
            <text:p>Programming Languages, Part A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programming-languages-part-c" xlink:type="simple">Programming Languages, Part C</text:a></text:p>
          </table:table-cell>
          <table:table-cell table:style-name="ce17" office:value-type="string" calcext:value-type="string">
            <text:p>Core Programming</text:p>
          </table:table-cell>
          <table:table-cell table:style-name="ce7" office:value-type="string" calcext:value-type="string">
            <text:p>3 weeks</text:p>
          </table:table-cell>
          <table:table-cell table:style-name="ce7" office:value-type="string" calcext:value-type="string">
            <text:p>4-8 hours/week</text:p>
          </table:table-cell>
          <table:table-cell table:style-name="ce7" office:value-type="float" office:value="12" calcext:value-type="float">
            <text:p>12</text:p>
          </table:table-cell>
          <table:table-cell table:style-name="ce21" table:formula="of:=IF(ISBLANK([.K7]);[.G7];[.K7])" office:value-type="date" office:date-value="2023-04-23T18:27:41.54" calcext:value-type="date">
            <text:p>2023-04-23</text:p>
          </table:table-cell>
          <table:table-cell table:style-name="ce22" table:formula="of:=IF(ISBLANK([.K8]);[.F8]+([.E8]/([$Timeline.$B$3]/7));[.K8])" office:value-type="date" office:date-value="2023-04-30T05:32:18.46" calcext:value-type="date">
            <text:p>2023-04-30</text:p>
          </table:table-cell>
          <table:table-cell table:style-name="ce7" office:value-type="float" office:value="24" calcext:value-type="float">
            <text:p>24</text:p>
          </table:table-cell>
          <table:table-cell table:style-name="ce21" table:formula="of:=IF(ISBLANK([.K7]);[.J7];[.K7])" office:value-type="date" office:date-value="2023-05-25" calcext:value-type="date">
            <text:p>2023-05-25</text:p>
          </table:table-cell>
          <table:table-cell table:style-name="ce22" table:formula="of:=IF(ISBLANK([.K8]);[.I8]+([.H8]/([$Timeline.$B$3]/7));[.K8])" office:value-type="date" office:date-value="2023-06-06T22:09:13.85" calcext:value-type="date">
            <text:p>2023-06-06</text:p>
          </table:table-cell>
          <table:table-cell table:style-name="ce26"/>
          <table:table-cell table:style-name="ce7" office:value-type="string" calcext:value-type="string">
            <text:p>Programming Languages, Part B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<text:a xlink:href="https://www.coursera.org/learn/object-oriented-design" xlink:type="simple">Object-Oriented Design</text:a></text:p>
          </table:table-cell>
          <table:table-cell table:style-name="ce17" office:value-type="string" calcext:value-type="string">
            <text:p>Core Programming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4 hours/week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8]);[.G8];[.K8])" office:value-type="date" office:date-value="2023-04-30T05:32:18.46" calcext:value-type="date">
            <text:p>2023-04-30</text:p>
          </table:table-cell>
          <table:table-cell table:style-name="ce22" table:formula="of:=IF(ISBLANK([.K9]);[.F9]+([.E9]/([$Timeline.$B$3]/7));[.K9])" office:value-type="date" office:date-value="2023-05-08T20:18:27.69" calcext:value-type="date">
            <text:p>2023-05-08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8]);[.J8];[.K8])" office:value-type="date" office:date-value="2023-06-06T22:09:13.85" calcext:value-type="date">
            <text:p>2023-06-06</text:p>
          </table:table-cell>
          <table:table-cell table:style-name="ce22" table:formula="of:=IF(ISBLANK([.K9]);[.I9]+([.H9]/([$Timeline.$B$3]/7));[.K9])" office:value-type="date" office:date-value="2023-06-15T12:55:23.08" calcext:value-type="date">
            <text:p>2023-06-15</text:p>
          </table:table-cell>
          <table:table-cell table:style-name="ce26"/>
          <table:table-cell table:style-name="ce29" office:value-type="string" calcext:value-type="string">
            <text:p><text:a xlink:href="https://www.youtube.com/watch?v=GoXwIVyNvX0" xlink:type="simple">Basic Java</text:a>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<text:a xlink:href="https://www.coursera.org/learn/design-patterns" xlink:type="simple">Design Patterns</text:a></text:p>
          </table:table-cell>
          <table:table-cell table:style-name="ce17" office:value-type="string" calcext:value-type="string">
            <text:p>Core Programming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4 hours/week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9]);[.G9];[.K9])" office:value-type="date" office:date-value="2023-05-08T20:18:27.69" calcext:value-type="date">
            <text:p>2023-05-08</text:p>
          </table:table-cell>
          <table:table-cell table:style-name="ce22" table:formula="of:=IF(ISBLANK([.K10]);[.F10]+([.E10]/([$Timeline.$B$3]/7));[.K10])" office:value-type="date" office:date-value="2023-05-17T11:04:36.92" calcext:value-type="date">
            <text:p>2023-05-17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9]);[.J9];[.K9])" office:value-type="date" office:date-value="2023-06-15T12:55:23.08" calcext:value-type="date">
            <text:p>2023-06-15</text:p>
          </table:table-cell>
          <table:table-cell table:style-name="ce22" table:formula="of:=IF(ISBLANK([.K10]);[.I10]+([.H10]/([$Timeline.$B$3]/7));[.K10])" office:value-type="date" office:date-value="2023-06-24T03:41:32.31" calcext:value-type="date">
            <text:p>2023-06-24</text:p>
          </table:table-cell>
          <table:table-cell table:style-name="ce26"/>
          <table:table-cell table:style-name="ce7" office:value-type="string" calcext:value-type="string">
            <text:p>Object-Oriented Design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<text:a xlink:href="https://www.coursera.org/learn/software-architecture" xlink:type="simple">Software Architecture</text:a></text:p>
          </table:table-cell>
          <table:table-cell table:style-name="ce17" office:value-type="string" calcext:value-type="string">
            <text:p>Core Programming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2-5 hours/week</text:p>
          </table:table-cell>
          <table:table-cell table:style-name="ce7" office:value-type="float" office:value="8" calcext:value-type="float">
            <text:p>8</text:p>
          </table:table-cell>
          <table:table-cell table:style-name="ce21" table:formula="of:=IF(ISBLANK([.K10]);[.G10];[.K10])" office:value-type="date" office:date-value="2023-05-17T11:04:36.92" calcext:value-type="date">
            <text:p>2023-05-17</text:p>
          </table:table-cell>
          <table:table-cell table:style-name="ce22" table:formula="of:=IF(ISBLANK([.K11]);[.F11]+([.E11]/([$Timeline.$B$3]/7));[.K11])" office:value-type="date" office:date-value="2023-05-21T18:27:41.54" calcext:value-type="date">
            <text:p>2023-05-21</text:p>
          </table:table-cell>
          <table:table-cell table:style-name="ce7" office:value-type="float" office:value="20" calcext:value-type="float">
            <text:p>20</text:p>
          </table:table-cell>
          <table:table-cell table:style-name="ce21" table:formula="of:=IF(ISBLANK([.K10]);[.J10];[.K10])" office:value-type="date" office:date-value="2023-06-24T03:41:32.31" calcext:value-type="date">
            <text:p>2023-06-24</text:p>
          </table:table-cell>
          <table:table-cell table:style-name="ce22" table:formula="of:=IF(ISBLANK([.K11]);[.I11]+([.H11]/([$Timeline.$B$3]/7));[.K11])" office:value-type="date" office:date-value="2023-07-04T22:09:13.85" calcext:value-type="date">
            <text:p>2023-07-04</text:p>
          </table:table-cell>
          <table:table-cell table:style-name="ce26"/>
          <table:table-cell table:style-name="ce7" office:value-type="string" calcext:value-type="string">
            <text:p>Design Patterns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a xlink:href="https://openlearninglibrary.mit.edu/courses/course-v1:MITx+18.01.1x+2T2019/about" xlink:type="simple">Calculus 1A: Differentiation</text:a></text:p>
          </table:table-cell>
          <table:table-cell table:style-name="ce17" office:value-type="string" calcext:value-type="string">
            <text:p>Core Math</text:p>
          </table:table-cell>
          <table:table-cell table:style-name="ce7" office:value-type="string" calcext:value-type="string">
            <text:p>13 weeks</text:p>
          </table:table-cell>
          <table:table-cell table:style-name="ce7" office:value-type="string" calcext:value-type="string">
            <text:p>6-10 hours/week</text:p>
          </table:table-cell>
          <table:table-cell table:style-name="ce7" office:value-type="float" office:value="78" calcext:value-type="float">
            <text:p>78</text:p>
          </table:table-cell>
          <table:table-cell table:style-name="ce21" table:formula="of:=IF(ISBLANK([.K11]);[.G11];[.K11])" office:value-type="date" office:date-value="2023-05-21T18:27:41.54" calcext:value-type="date">
            <text:p>2023-05-21</text:p>
          </table:table-cell>
          <table:table-cell table:style-name="ce22" table:formula="of:=IF(ISBLANK([.K12]);[.F12]+([.E12]/([$Timeline.$B$3]/7));[.K12])" office:value-type="date" office:date-value="2023-07-02T18:27:41.54" calcext:value-type="date">
            <text:p>2023-07-02</text:p>
          </table:table-cell>
          <table:table-cell table:style-name="ce7" office:value-type="float" office:value="130" calcext:value-type="float">
            <text:p>130</text:p>
          </table:table-cell>
          <table:table-cell table:style-name="ce21" table:formula="of:=IF(ISBLANK([.K11]);[.J11];[.K11])" office:value-type="date" office:date-value="2023-07-04T22:09:13.85" calcext:value-type="date">
            <text:p>2023-07-04</text:p>
          </table:table-cell>
          <table:table-cell table:style-name="ce22" table:formula="of:=IF(ISBLANK([.K12]);[.I12]+([.H12]/([$Timeline.$B$3]/7));[.K12])" office:value-type="date" office:date-value="2023-09-12T22:09:13.85" calcext:value-type="date">
            <text:p>2023-09-12</text:p>
          </table:table-cell>
          <table:table-cell table:style-name="ce26"/>
          <table:table-cell table:style-name="ce28" office:value-type="string" calcext:value-type="string">
            <text:p><text:a xlink:href="https://github.com/ossu/computer-science/blob/master/FAQ.md#how-can-i-review-the-math-prerequisites" xlink:type="simple">high school math</text:a>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a xlink:href="https://openlearninglibrary.mit.edu/courses/course-v1:MITx+18.01.2x+3T2019/about" xlink:type="simple">Calculus 1B: Integration</text:a></text:p>
          </table:table-cell>
          <table:table-cell table:style-name="ce17" office:value-type="string" calcext:value-type="string">
            <text:p>Core Math</text:p>
          </table:table-cell>
          <table:table-cell table:style-name="ce7" office:value-type="string" calcext:value-type="string">
            <text:p>13 weeks</text:p>
          </table:table-cell>
          <table:table-cell table:style-name="ce7" office:value-type="string" calcext:value-type="string">
            <text:p>5-10 hours/week</text:p>
          </table:table-cell>
          <table:table-cell table:style-name="ce7" office:value-type="float" office:value="65" calcext:value-type="float">
            <text:p>65</text:p>
          </table:table-cell>
          <table:table-cell table:style-name="ce21" table:formula="of:=IF(ISBLANK([.K12]);[.G12];[.K12])" office:value-type="date" office:date-value="2023-07-02T18:27:41.54" calcext:value-type="date">
            <text:p>2023-07-02</text:p>
          </table:table-cell>
          <table:table-cell table:style-name="ce22" table:formula="of:=IF(ISBLANK([.K13]);[.F13]+([.E13]/([$Timeline.$B$3]/7));[.K13])" office:value-type="date" office:date-value="2023-08-06T18:27:41.54" calcext:value-type="date">
            <text:p>2023-08-06</text:p>
          </table:table-cell>
          <table:table-cell table:style-name="ce7" office:value-type="float" office:value="130" calcext:value-type="float">
            <text:p>130</text:p>
          </table:table-cell>
          <table:table-cell table:style-name="ce21" table:formula="of:=IF(ISBLANK([.K12]);[.J12];[.K12])" office:value-type="date" office:date-value="2023-09-12T22:09:13.85" calcext:value-type="date">
            <text:p>2023-09-12</text:p>
          </table:table-cell>
          <table:table-cell table:style-name="ce22" table:formula="of:=IF(ISBLANK([.K13]);[.I13]+([.H13]/([$Timeline.$B$3]/7));[.K13])" office:value-type="date" office:date-value="2023-11-21T22:09:13.85" calcext:value-type="date">
            <text:p>2023-11-21</text:p>
          </table:table-cell>
          <table:table-cell table:style-name="ce26"/>
          <table:table-cell table:style-name="ce7" office:value-type="string" calcext:value-type="string">
            <text:p>Calculus 1A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a xlink:href="https://openlearninglibrary.mit.edu/courses/course-v1:MITx+18.01.3x+1T2020/about" xlink:type="simple">Calculus 1C: Coordinate Systems &amp; Infinite Series</text:a></text:p>
          </table:table-cell>
          <table:table-cell table:style-name="ce17" office:value-type="string" calcext:value-type="string">
            <text:p>Core Math</text:p>
          </table:table-cell>
          <table:table-cell table:style-name="ce7" office:value-type="string" calcext:value-type="string">
            <text:p>6 weeks</text:p>
          </table:table-cell>
          <table:table-cell table:style-name="ce7" office:value-type="string" calcext:value-type="string">
            <text:p>5-10 hours/week</text:p>
          </table:table-cell>
          <table:table-cell table:style-name="ce7" office:value-type="float" office:value="30" calcext:value-type="float">
            <text:p>30</text:p>
          </table:table-cell>
          <table:table-cell table:style-name="ce21" table:formula="of:=IF(ISBLANK([.K13]);[.G13];[.K13])" office:value-type="date" office:date-value="2023-08-06T18:27:41.54" calcext:value-type="date">
            <text:p>2023-08-06</text:p>
          </table:table-cell>
          <table:table-cell table:style-name="ce22" table:formula="of:=IF(ISBLANK([.K14]);[.F14]+([.E14]/([$Timeline.$B$3]/7));[.K14])" office:value-type="date" office:date-value="2023-08-22T22:09:13.85" calcext:value-type="date">
            <text:p>2023-08-22</text:p>
          </table:table-cell>
          <table:table-cell table:style-name="ce7" office:value-type="float" office:value="60" calcext:value-type="float">
            <text:p>60</text:p>
          </table:table-cell>
          <table:table-cell table:style-name="ce21" table:formula="of:=IF(ISBLANK([.K13]);[.J13];[.K13])" office:value-type="date" office:date-value="2023-11-21T22:09:13.85" calcext:value-type="date">
            <text:p>2023-11-21</text:p>
          </table:table-cell>
          <table:table-cell table:style-name="ce22" table:formula="of:=IF(ISBLANK([.K14]);[.I14]+([.H14]/([$Timeline.$B$3]/7));[.K14])" office:value-type="date" office:date-value="2023-12-24T05:32:18.46" calcext:value-type="date">
            <text:p>2023-12-24</text:p>
          </table:table-cell>
          <table:table-cell table:style-name="ce26"/>
          <table:table-cell table:style-name="ce7" office:value-type="string" calcext:value-type="string">
            <text:p>Calculus 1B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a xlink:href="https://openlearninglibrary.mit.edu/courses/course-v1:OCW+6.042J+2T2019/about" xlink:type="simple">Mathematics for Computer Science</text:a></text:p>
          </table:table-cell>
          <table:table-cell table:style-name="ce17" office:value-type="string" calcext:value-type="string">
            <text:p>Core Math</text:p>
          </table:table-cell>
          <table:table-cell table:style-name="ce7" office:value-type="string" calcext:value-type="string">
            <text:p>13 weeks</text:p>
          </table:table-cell>
          <table:table-cell table:style-name="ce7" office:value-type="string" calcext:value-type="string">
            <text:p>5 hours/week</text:p>
          </table:table-cell>
          <table:table-cell table:style-name="ce7" office:value-type="float" office:value="65" calcext:value-type="float">
            <text:p>65</text:p>
          </table:table-cell>
          <table:table-cell table:style-name="ce21" table:formula="of:=IF(ISBLANK([.K14]);[.G14];[.K14])" office:value-type="date" office:date-value="2023-08-22T22:09:13.85" calcext:value-type="date">
            <text:p>2023-08-22</text:p>
          </table:table-cell>
          <table:table-cell table:style-name="ce22" table:formula="of:=IF(ISBLANK([.K15]);[.F15]+([.E15]/([$Timeline.$B$3]/7));[.K15])" office:value-type="date" office:date-value="2023-09-26T22:09:13.85" calcext:value-type="date">
            <text:p>2023-09-26</text:p>
          </table:table-cell>
          <table:table-cell table:style-name="ce7" office:value-type="float" office:value="65" calcext:value-type="float">
            <text:p>65</text:p>
          </table:table-cell>
          <table:table-cell table:style-name="ce21" table:formula="of:=IF(ISBLANK([.K14]);[.J14];[.K14])" office:value-type="date" office:date-value="2023-12-24T05:32:18.46" calcext:value-type="date">
            <text:p>2023-12-24</text:p>
          </table:table-cell>
          <table:table-cell table:style-name="ce22" table:formula="of:=IF(ISBLANK([.K15]);[.I15]+([.H15]/([$Timeline.$B$3]/7));[.K15])" office:value-type="date" office:date-value="2024-01-28T05:32:18.46" calcext:value-type="date">
            <text:p>2024-01-28</text:p>
          </table:table-cell>
          <table:table-cell table:style-name="ce26"/>
          <table:table-cell table:style-name="ce7" office:value-type="string" calcext:value-type="string">
            <text:p>Calculus 1C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missing.csail.mit.edu/" xlink:type="simple">The Missing Semester of Your CS Education</text:a></text:p>
          </table:table-cell>
          <table:table-cell table:style-name="ce17" office:value-type="string" calcext:value-type="string">
            <text:p>CS Tools</text:p>
          </table:table-cell>
          <table:table-cell table:style-name="ce7" office:value-type="string" calcext:value-type="string">
            <text:p>2 weeks</text:p>
          </table:table-cell>
          <table:table-cell table:style-name="ce7" office:value-type="string" calcext:value-type="string">
            <text:p>12 hours/week</text:p>
          </table:table-cell>
          <table:table-cell table:style-name="ce7" office:value-type="float" office:value="24" calcext:value-type="float">
            <text:p>24</text:p>
          </table:table-cell>
          <table:table-cell table:style-name="ce21" table:formula="of:=IF(ISBLANK([.K15]);[.G15];[.K15])" office:value-type="date" office:date-value="2023-09-26T22:09:13.85" calcext:value-type="date">
            <text:p>2023-09-26</text:p>
          </table:table-cell>
          <table:table-cell table:style-name="ce22" table:formula="of:=IF(ISBLANK([.K16]);[.F16]+([.E16]/([$Timeline.$B$3]/7));[.K16])" office:value-type="date" office:date-value="2023-10-09T20:18:27.69" calcext:value-type="date">
            <text:p>2023-10-09</text:p>
          </table:table-cell>
          <table:table-cell table:style-name="ce7" office:value-type="float" office:value="24" calcext:value-type="float">
            <text:p>24</text:p>
          </table:table-cell>
          <table:table-cell table:style-name="ce21" table:formula="of:=IF(ISBLANK([.K15]);[.J15];[.K15])" office:value-type="date" office:date-value="2024-01-28T05:32:18.46" calcext:value-type="date">
            <text:p>2024-01-28</text:p>
          </table:table-cell>
          <table:table-cell table:style-name="ce22" table:formula="of:=IF(ISBLANK([.K16]);[.I16]+([.H16]/([$Timeline.$B$3]/7));[.K16])" office:value-type="date" office:date-value="2024-02-10T03:41:32.31" calcext:value-type="date">
            <text:p>2024-02-10</text:p>
          </table:table-cell>
          <table:table-cell table:style-name="ce26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<text:a xlink:href="https://www.coursera.org/learn/build-a-computer" xlink:type="simple">Build a Modern Computer from First Principles: From Nand to Tetris</text:a></text:p>
          </table:table-cell>
          <table:table-cell table:style-name="ce17" office:value-type="string" calcext:value-type="string">
            <text:p>Core Systems</text:p>
          </table:table-cell>
          <table:table-cell table:style-name="ce7" office:value-type="string" calcext:value-type="string">
            <text:p>6 weeks</text:p>
          </table:table-cell>
          <table:table-cell table:style-name="ce7" office:value-type="string" calcext:value-type="string">
            <text:p>7-13 hours/week</text:p>
          </table:table-cell>
          <table:table-cell table:style-name="ce7" office:value-type="float" office:value="42" calcext:value-type="float">
            <text:p>42</text:p>
          </table:table-cell>
          <table:table-cell table:style-name="ce21" table:formula="of:=IF(ISBLANK([.K16]);[.G16];[.K16])" office:value-type="date" office:date-value="2023-10-09T20:18:27.69" calcext:value-type="date">
            <text:p>2023-10-09</text:p>
          </table:table-cell>
          <table:table-cell table:style-name="ce22" table:formula="of:=IF(ISBLANK([.K17]);[.F17]+([.E17]/([$Timeline.$B$3]/7));[.K17])" office:value-type="date" office:date-value="2023-11-01T11:04:36.92" calcext:value-type="date">
            <text:p>2023-11-01</text:p>
          </table:table-cell>
          <table:table-cell table:style-name="ce7" office:value-type="float" office:value="78" calcext:value-type="float">
            <text:p>78</text:p>
          </table:table-cell>
          <table:table-cell table:style-name="ce21" table:formula="of:=IF(ISBLANK([.K16]);[.J16];[.K16])" office:value-type="date" office:date-value="2024-02-10T03:41:32.31" calcext:value-type="date">
            <text:p>2024-02-10</text:p>
          </table:table-cell>
          <table:table-cell table:style-name="ce22" table:formula="of:=IF(ISBLANK([.K17]);[.I17]+([.H17]/([$Timeline.$B$3]/7));[.K17])" office:value-type="date" office:date-value="2024-03-23T03:41:32.31" calcext:value-type="date">
            <text:p>2024-03-23</text:p>
          </table:table-cell>
          <table:table-cell table:style-name="ce26"/>
          <table:table-cell table:style-name="ce7" office:value-type="string" calcext:value-type="string">
            <text:p>C-like programming language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nand2tetris2" xlink:type="simple">Build a Modern Computer from First Principles: Nand to Tetris Part II</text:a></text:p>
          </table:table-cell>
          <table:table-cell table:style-name="ce17" office:value-type="string" calcext:value-type="string">
            <text:p>Core Systems</text:p>
          </table:table-cell>
          <table:table-cell table:style-name="ce7" office:value-type="string" calcext:value-type="string">
            <text:p>6 weeks</text:p>
          </table:table-cell>
          <table:table-cell table:style-name="ce7" office:value-type="string" calcext:value-type="string">
            <text:p>12-18 hours/week</text:p>
          </table:table-cell>
          <table:table-cell table:style-name="ce7" office:value-type="float" office:value="72" calcext:value-type="float">
            <text:p>72</text:p>
          </table:table-cell>
          <table:table-cell table:style-name="ce21" table:formula="of:=IF(ISBLANK([.K17]);[.G17];[.K17])" office:value-type="date" office:date-value="2023-11-01T11:04:36.92" calcext:value-type="date">
            <text:p>2023-11-01</text:p>
          </table:table-cell>
          <table:table-cell table:style-name="ce22" table:formula="of:=IF(ISBLANK([.K18]);[.F18]+([.E18]/([$Timeline.$B$3]/7));[.K18])" office:value-type="date" office:date-value="2023-12-10T05:32:18.46" calcext:value-type="date">
            <text:p>2023-12-10</text:p>
          </table:table-cell>
          <table:table-cell table:style-name="ce7" office:value-type="float" office:value="108" calcext:value-type="float">
            <text:p>108</text:p>
          </table:table-cell>
          <table:table-cell table:style-name="ce21" table:formula="of:=IF(ISBLANK([.K17]);[.J17];[.K17])" office:value-type="date" office:date-value="2024-03-23T03:41:32.31" calcext:value-type="date">
            <text:p>2024-03-23</text:p>
          </table:table-cell>
          <table:table-cell table:style-name="ce22" table:formula="of:=IF(ISBLANK([.K18]);[.I18]+([.H18]/([$Timeline.$B$3]/7));[.K18])" office:value-type="date" office:date-value="2024-05-20T07:23:04.62" calcext:value-type="date">
            <text:p>2024-05-20</text:p>
          </table:table-cell>
          <table:table-cell table:style-name="ce26"/>
          <table:table-cell table:style-name="ce28" office:value-type="string" calcext:value-type="string">
            <text:p><text:a xlink:href="https://user-images.githubusercontent.com/2046800/35426340-f6ce6358-026a-11e8-8bbb-4e95ac36b1d7.png" xlink:type="simple">one of these programming languages, From Nand to Tetris Part I</text:a>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://pages.cs.wisc.edu/~remzi/Classes/537/Spring2018/" xlink:type="simple">Operating Systems: Three Easy Pieces</text:a></text:p>
          </table:table-cell>
          <table:table-cell table:style-name="ce17" office:value-type="string" calcext:value-type="string">
            <text:p>Core Systems</text:p>
          </table:table-cell>
          <table:table-cell table:style-name="ce7" office:value-type="string" calcext:value-type="string">
            <text:p>10-12 weeks</text:p>
          </table:table-cell>
          <table:table-cell table:style-name="ce7" office:value-type="string" calcext:value-type="string">
            <text:p>6 hours/week</text:p>
          </table:table-cell>
          <table:table-cell table:style-name="ce7" office:value-type="float" office:value="60" calcext:value-type="float">
            <text:p>60</text:p>
          </table:table-cell>
          <table:table-cell table:style-name="ce21" table:formula="of:=IF(ISBLANK([.K18]);[.G18];[.K18])" office:value-type="date" office:date-value="2023-12-10T05:32:18.46" calcext:value-type="date">
            <text:p>2023-12-10</text:p>
          </table:table-cell>
          <table:table-cell table:style-name="ce22" table:formula="of:=IF(ISBLANK([.K19]);[.F19]+([.E19]/([$Timeline.$B$3]/7));[.K19])" office:value-type="date" office:date-value="2024-01-11T12:55:23.08" calcext:value-type="date">
            <text:p>2024-01-11</text:p>
          </table:table-cell>
          <table:table-cell table:style-name="ce7" office:value-type="float" office:value="72" calcext:value-type="float">
            <text:p>72</text:p>
          </table:table-cell>
          <table:table-cell table:style-name="ce21" table:formula="of:=IF(ISBLANK([.K18]);[.J18];[.K18])" office:value-type="date" office:date-value="2024-05-20T07:23:04.62" calcext:value-type="date">
            <text:p>2024-05-20</text:p>
          </table:table-cell>
          <table:table-cell table:style-name="ce22" table:formula="of:=IF(ISBLANK([.K19]);[.I19]+([.H19]/([$Timeline.$B$3]/7));[.K19])" office:value-type="date" office:date-value="2024-06-28T01:50:46.15" calcext:value-type="date">
            <text:p>2024-06-28</text:p>
          </table:table-cell>
          <table:table-cell table:style-name="ce26"/>
          <table:table-cell table:style-name="ce28" office:value-type="string" calcext:value-type="string">
            <text:p><text:a xlink:href="https://hackr.io/tutorials/learn-c?sort=upvotes&amp;type_tags%5B%5D=1" xlink:type="simple">algorithms, familiarity with C is useful</text:a>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a xlink:href="http://gaia.cs.umass.edu/kurose_ross/online_lectures.htm" xlink:type="simple">Computer Networking: a Top-Down Approach</text:a></text:p>
          </table:table-cell>
          <table:table-cell table:style-name="ce17" office:value-type="string" calcext:value-type="string">
            <text:p>Core Systems</text:p>
          </table:table-cell>
          <table:table-cell table:style-name="ce7" office:value-type="string" calcext:value-type="string">
            <text:p>8 weeks</text:p>
          </table:table-cell>
          <table:table-cell table:style-name="ce7" office:value-type="string" calcext:value-type="string">
            <text:p>4-12 hours/week</text:p>
          </table:table-cell>
          <table:table-cell table:style-name="ce7" office:value-type="float" office:value="32" calcext:value-type="float">
            <text:p>32</text:p>
          </table:table-cell>
          <table:table-cell table:style-name="ce21" table:formula="of:=IF(ISBLANK([.K19]);[.G19];[.K19])" office:value-type="date" office:date-value="2024-01-11T12:55:23.08" calcext:value-type="date">
            <text:p>2024-01-11</text:p>
          </table:table-cell>
          <table:table-cell table:style-name="ce22" table:formula="of:=IF(ISBLANK([.K20]);[.F20]+([.E20]/([$Timeline.$B$3]/7));[.K20])" office:value-type="date" office:date-value="2024-01-28T18:27:41.54" calcext:value-type="date">
            <text:p>2024-01-28</text:p>
          </table:table-cell>
          <table:table-cell table:style-name="ce7" office:value-type="float" office:value="96" calcext:value-type="float">
            <text:p>96</text:p>
          </table:table-cell>
          <table:table-cell table:style-name="ce21" table:formula="of:=IF(ISBLANK([.K19]);[.J19];[.K19])" office:value-type="date" office:date-value="2024-06-28T01:50:46.15" calcext:value-type="date">
            <text:p>2024-06-28</text:p>
          </table:table-cell>
          <table:table-cell table:style-name="ce22" table:formula="of:=IF(ISBLANK([.K20]);[.I20]+([.H20]/([$Timeline.$B$3]/7));[.K20])" office:value-type="date" office:date-value="2024-08-18T18:27:41.54" calcext:value-type="date">
            <text:p>2024-08-18</text:p>
          </table:table-cell>
          <table:table-cell table:style-name="ce26"/>
          <table:table-cell table:style-name="ce7" office:value-type="string" calcext:value-type="string">
            <text:p>algebra, probability, basic CS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algorithms-divide-conquer" xlink:type="simple">Divide and Conquer, Sorting and Searching, and Randomized Algorithms</text:a></text:p>
          </table:table-cell>
          <table:table-cell table:style-name="ce17" office:value-type="string" calcext:value-type="string">
            <text:p>Core Theory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4-8 hours/week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20]);[.G20];[.K20])" office:value-type="date" office:date-value="2024-01-28T18:27:41.54" calcext:value-type="date">
            <text:p>2024-01-28</text:p>
          </table:table-cell>
          <table:table-cell table:style-name="ce22" table:formula="of:=IF(ISBLANK([.K21]);[.F21]+([.E21]/([$Timeline.$B$3]/7));[.K21])" office:value-type="date" office:date-value="2024-02-06T09:13:50.77" calcext:value-type="date">
            <text:p>2024-02-06</text:p>
          </table:table-cell>
          <table:table-cell table:style-name="ce7" office:value-type="float" office:value="32" calcext:value-type="float">
            <text:p>32</text:p>
          </table:table-cell>
          <table:table-cell table:style-name="ce21" table:formula="of:=IF(ISBLANK([.K20]);[.J20];[.K20])" office:value-type="date" office:date-value="2024-08-18T18:27:41.54" calcext:value-type="date">
            <text:p>2024-08-18</text:p>
          </table:table-cell>
          <table:table-cell table:style-name="ce22" table:formula="of:=IF(ISBLANK([.K21]);[.I21]+([.H21]/([$Timeline.$B$3]/7));[.K21])" office:value-type="date" office:date-value="2024-09-05" calcext:value-type="date">
            <text:p>2024-09-05</text:p>
          </table:table-cell>
          <table:table-cell table:style-name="ce26"/>
          <table:table-cell table:style-name="ce7" office:value-type="string" calcext:value-type="string">
            <text:p>any programming language, Mathematics for Computer Science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algorithms-graphs-data-structures" xlink:type="simple">Graph Search, Shortest Paths, and Data Structures</text:a></text:p>
          </table:table-cell>
          <table:table-cell table:style-name="ce17" office:value-type="string" calcext:value-type="string">
            <text:p>Core Theory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4-8 hours/week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21]);[.G21];[.K21])" office:value-type="date" office:date-value="2024-02-06T09:13:50.77" calcext:value-type="date">
            <text:p>2024-02-06</text:p>
          </table:table-cell>
          <table:table-cell table:style-name="ce22" table:formula="of:=IF(ISBLANK([.K22]);[.F22]+([.E22]/([$Timeline.$B$3]/7));[.K22])" office:value-type="date" office:date-value="2024-02-15" calcext:value-type="date">
            <text:p>2024-02-15</text:p>
          </table:table-cell>
          <table:table-cell table:style-name="ce7" office:value-type="float" office:value="32" calcext:value-type="float">
            <text:p>32</text:p>
          </table:table-cell>
          <table:table-cell table:style-name="ce21" table:formula="of:=IF(ISBLANK([.K21]);[.J21];[.K21])" office:value-type="date" office:date-value="2024-09-05" calcext:value-type="date">
            <text:p>2024-09-05</text:p>
          </table:table-cell>
          <table:table-cell table:style-name="ce22" table:formula="of:=IF(ISBLANK([.K22]);[.I22]+([.H22]/([$Timeline.$B$3]/7));[.K22])" office:value-type="date" office:date-value="2024-09-22T05:32:18.46" calcext:value-type="date">
            <text:p>2024-09-22</text:p>
          </table:table-cell>
          <table:table-cell table:style-name="ce26"/>
          <table:table-cell table:style-name="ce7" office:value-type="string" calcext:value-type="string">
            <text:p>Divide and Conquer, Sorting and Searching, and Randomized Algorithms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algorithms-greedy" xlink:type="simple">Greedy Algorithms, Minimum Spanning Trees, and Dynamic Programming</text:a></text:p>
          </table:table-cell>
          <table:table-cell table:style-name="ce17" office:value-type="string" calcext:value-type="string">
            <text:p>Core Theory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4-8 hours/week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22]);[.G22];[.K22])" office:value-type="date" office:date-value="2024-02-15" calcext:value-type="date">
            <text:p>2024-02-15</text:p>
          </table:table-cell>
          <table:table-cell table:style-name="ce22" table:formula="of:=IF(ISBLANK([.K23]);[.F23]+([.E23]/([$Timeline.$B$3]/7));[.K23])" office:value-type="date" office:date-value="2024-02-23T14:46:09.23" calcext:value-type="date">
            <text:p>2024-02-23</text:p>
          </table:table-cell>
          <table:table-cell table:style-name="ce7" office:value-type="float" office:value="32" calcext:value-type="float">
            <text:p>32</text:p>
          </table:table-cell>
          <table:table-cell table:style-name="ce21" table:formula="of:=IF(ISBLANK([.K22]);[.J22];[.K22])" office:value-type="date" office:date-value="2024-09-22T05:32:18.46" calcext:value-type="date">
            <text:p>2024-09-22</text:p>
          </table:table-cell>
          <table:table-cell table:style-name="ce22" table:formula="of:=IF(ISBLANK([.K23]);[.I23]+([.H23]/([$Timeline.$B$3]/7));[.K23])" office:value-type="date" office:date-value="2024-10-09T11:04:36.92" calcext:value-type="date">
            <text:p>2024-10-09</text:p>
          </table:table-cell>
          <table:table-cell table:style-name="ce26"/>
          <table:table-cell table:style-name="ce7" office:value-type="string" calcext:value-type="string">
            <text:p>Graph Search, Shortest Paths, and Data Structures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algorithms-npcomplete" xlink:type="simple">Shortest Paths Revisited, NP-Complete Problems and What To Do About Them</text:a></text:p>
          </table:table-cell>
          <table:table-cell table:style-name="ce17" office:value-type="string" calcext:value-type="string">
            <text:p>Core Theory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4-8 hours/week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23]);[.G23];[.K23])" office:value-type="date" office:date-value="2024-02-23T14:46:09.23" calcext:value-type="date">
            <text:p>2024-02-23</text:p>
          </table:table-cell>
          <table:table-cell table:style-name="ce22" table:formula="of:=IF(ISBLANK([.K24]);[.F24]+([.E24]/([$Timeline.$B$3]/7));[.K24])" office:value-type="date" office:date-value="2024-03-03T05:32:18.46" calcext:value-type="date">
            <text:p>2024-03-03</text:p>
          </table:table-cell>
          <table:table-cell table:style-name="ce7" office:value-type="float" office:value="32" calcext:value-type="float">
            <text:p>32</text:p>
          </table:table-cell>
          <table:table-cell table:style-name="ce21" table:formula="of:=IF(ISBLANK([.K23]);[.J23];[.K23])" office:value-type="date" office:date-value="2024-10-09T11:04:36.92" calcext:value-type="date">
            <text:p>2024-10-09</text:p>
          </table:table-cell>
          <table:table-cell table:style-name="ce22" table:formula="of:=IF(ISBLANK([.K24]);[.I24]+([.H24]/([$Timeline.$B$3]/7));[.K24])" office:value-type="date" office:date-value="2024-10-26T16:36:55.38" calcext:value-type="date">
            <text:p>2024-10-26</text:p>
          </table:table-cell>
          <table:table-cell table:style-name="ce26"/>
          <table:table-cell table:style-name="ce7" office:value-type="string" calcext:value-type="string">
            <text:p>Greedy Algorithms, Minimum Spanning Trees, and Dynamic Programming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a xlink:href="https://www.edx.org/course/cybersecurity-fundamentals" xlink:type="simple">Cybersecurity Fundamentals</text:a></text:p>
          </table:table-cell>
          <table:table-cell table:style-name="ce17" office:value-type="string" calcext:value-type="string">
            <text:p>Core Security</text:p>
          </table:table-cell>
          <table:table-cell table:style-name="ce7" office:value-type="string" calcext:value-type="string">
            <text:p>8 weeks</text:p>
          </table:table-cell>
          <table:table-cell table:style-name="ce7" office:value-type="string" calcext:value-type="string">
            <text:p>10-12 hours/week</text:p>
          </table:table-cell>
          <table:table-cell table:style-name="ce7" office:value-type="float" office:value="80" calcext:value-type="float">
            <text:p>80</text:p>
          </table:table-cell>
          <table:table-cell table:style-name="ce21" table:formula="of:=IF(ISBLANK([.K24]);[.G24];[.K24])" office:value-type="date" office:date-value="2024-03-03T05:32:18.46" calcext:value-type="date">
            <text:p>2024-03-03</text:p>
          </table:table-cell>
          <table:table-cell table:style-name="ce22" table:formula="of:=IF(ISBLANK([.K25]);[.F25]+([.E25]/([$Timeline.$B$3]/7));[.K25])" office:value-type="date" office:date-value="2024-04-15T07:23:04.62" calcext:value-type="date">
            <text:p>2024-04-15</text:p>
          </table:table-cell>
          <table:table-cell table:style-name="ce7" office:value-type="float" office:value="96" calcext:value-type="float">
            <text:p>96</text:p>
          </table:table-cell>
          <table:table-cell table:style-name="ce21" table:formula="of:=IF(ISBLANK([.K24]);[.J24];[.K24])" office:value-type="date" office:date-value="2024-10-26T16:36:55.38" calcext:value-type="date">
            <text:p>2024-10-26</text:p>
          </table:table-cell>
          <table:table-cell table:style-name="ce22" table:formula="of:=IF(ISBLANK([.K25]);[.I25]+([.H25]/([$Timeline.$B$3]/7));[.K25])" office:value-type="date" office:date-value="2024-12-17T09:13:50.77" calcext:value-type="date">
            <text:p>2024-12-17</text:p>
          </table:table-cell>
          <table:table-cell table:style-name="ce26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secure-coding-principles" xlink:type="simple">Principles of Secure Coding</text:a></text:p>
          </table:table-cell>
          <table:table-cell table:style-name="ce17" office:value-type="string" calcext:value-type="string">
            <text:p>Core Security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4 hours/week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25]);[.G25];[.K25])" office:value-type="date" office:date-value="2024-04-15T07:23:04.62" calcext:value-type="date">
            <text:p>2024-04-15</text:p>
          </table:table-cell>
          <table:table-cell table:style-name="ce22" table:formula="of:=IF(ISBLANK([.K26]);[.F26]+([.E26]/([$Timeline.$B$3]/7));[.K26])" office:value-type="date" office:date-value="2024-04-23T22:09:13.85" calcext:value-type="date">
            <text:p>2024-04-23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25]);[.J25];[.K25])" office:value-type="date" office:date-value="2024-12-17T09:13:50.77" calcext:value-type="date">
            <text:p>2024-12-17</text:p>
          </table:table-cell>
          <table:table-cell table:style-name="ce22" table:formula="of:=IF(ISBLANK([.K26]);[.I26]+([.H26]/([$Timeline.$B$3]/7));[.K26])" office:value-type="date" office:date-value="2024-12-26" calcext:value-type="date">
            <text:p>2024-12-26</text:p>
          </table:table-cell>
          <table:table-cell table:style-name="ce26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identifying-security-vulnerabilities" xlink:type="simple">Identifying Security Vulnerabilities</text:a></text:p>
          </table:table-cell>
          <table:table-cell table:style-name="ce17" office:value-type="string" calcext:value-type="string">
            <text:p>Core Security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4 hours/week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26]);[.G26];[.K26])" office:value-type="date" office:date-value="2024-04-23T22:09:13.85" calcext:value-type="date">
            <text:p>2024-04-23</text:p>
          </table:table-cell>
          <table:table-cell table:style-name="ce22" table:formula="of:=IF(ISBLANK([.K27]);[.F27]+([.E27]/([$Timeline.$B$3]/7));[.K27])" office:value-type="date" office:date-value="2024-05-02T12:55:23.08" calcext:value-type="date">
            <text:p>2024-05-02</text:p>
          </table:table-cell>
          <table:table-cell table:style-name="ce7" office:value-type="float" office:value="16" calcext:value-type="float">
            <text:p>16</text:p>
          </table:table-cell>
          <table:table-cell table:style-name="ce21" table:formula="of:=IF(ISBLANK([.K26]);[.J26];[.K26])" office:value-type="date" office:date-value="2024-12-26" calcext:value-type="date">
            <text:p>2024-12-26</text:p>
          </table:table-cell>
          <table:table-cell table:style-name="ce22" table:formula="of:=IF(ISBLANK([.K27]);[.I27]+([.H27]/([$Timeline.$B$3]/7));[.K27])" office:value-type="date" office:date-value="2025-01-03T14:46:09.23" calcext:value-type="date">
            <text:p>2025-01-03</text:p>
          </table:table-cell>
          <table:table-cell table:style-name="ce26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<text:a xlink:href="https://www.coursera.org/learn/identifying-security-vulnerabilities-c-programming" xlink:type="simple">Identifying Security Vulnerabilities in C/C++ Programming or Exploiting and Securing Vulnerabilities in Java Applications</text:a></text:p>
          </table:table-cell>
          <table:table-cell table:style-name="ce17" office:value-type="string" calcext:value-type="string">
            <text:p>Core Security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5 hours/week</text:p>
          </table:table-cell>
          <table:table-cell table:style-name="ce7" office:value-type="float" office:value="20" calcext:value-type="float">
            <text:p>20</text:p>
          </table:table-cell>
          <table:table-cell table:style-name="ce21" table:formula="of:=IF(ISBLANK([.K27]);[.G27];[.K27])" office:value-type="date" office:date-value="2024-05-02T12:55:23.08" calcext:value-type="date">
            <text:p>2024-05-02</text:p>
          </table:table-cell>
          <table:table-cell table:style-name="ce22" table:formula="of:=IF(ISBLANK([.K28]);[.F28]+([.E28]/([$Timeline.$B$3]/7));[.K28])" office:value-type="date" office:date-value="2024-05-13T07:23:04.62" calcext:value-type="date">
            <text:p>2024-05-13</text:p>
          </table:table-cell>
          <table:table-cell table:style-name="ce7" office:value-type="float" office:value="20" calcext:value-type="float">
            <text:p>20</text:p>
          </table:table-cell>
          <table:table-cell table:style-name="ce21" table:formula="of:=IF(ISBLANK([.K27]);[.J27];[.K27])" office:value-type="date" office:date-value="2025-01-03T14:46:09.23" calcext:value-type="date">
            <text:p>2025-01-03</text:p>
          </table:table-cell>
          <table:table-cell table:style-name="ce22" table:formula="of:=IF(ISBLANK([.K28]);[.I28]+([.H28]/([$Timeline.$B$3]/7));[.K28])" office:value-type="date" office:date-value="2025-01-14T09:13:50.77" calcext:value-type="date">
            <text:p>2025-01-14</text:p>
          </table:table-cell>
          <table:table-cell table:style-name="ce26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edx.org/course/modeling-and-theory" xlink:type="simple">Databases: Modeling and Theory</text:a></text:p>
          </table:table-cell>
          <table:table-cell table:style-name="ce17" office:value-type="string" calcext:value-type="string">
            <text:p>Core Applications</text:p>
          </table:table-cell>
          <table:table-cell table:style-name="ce7" office:value-type="string" calcext:value-type="string">
            <text:p>2 weeks</text:p>
          </table:table-cell>
          <table:table-cell table:style-name="ce7" office:value-type="string" calcext:value-type="string">
            <text:p>10 hours/week</text:p>
          </table:table-cell>
          <table:table-cell table:style-name="ce7" office:value-type="float" office:value="20" calcext:value-type="float">
            <text:p>20</text:p>
          </table:table-cell>
          <table:table-cell table:style-name="ce21" table:formula="of:=IF(ISBLANK([.K30]);[.G30];[.K30])" office:value-type="date" office:date-value="2024-05-24T01:50:46.15" calcext:value-type="date">
            <text:p>2024-05-24</text:p>
          </table:table-cell>
          <table:table-cell table:style-name="ce22" table:formula="of:=IF(ISBLANK([.K29]);[.F29]+([.E29]/([$Timeline.$B$3]/7));[.K29])" office:value-type="date" office:date-value="2024-06-03T20:18:27.69" calcext:value-type="date">
            <text:p>2024-06-03</text:p>
          </table:table-cell>
          <table:table-cell table:style-name="ce7" office:value-type="float" office:value="20" calcext:value-type="float">
            <text:p>20</text:p>
          </table:table-cell>
          <table:table-cell table:style-name="ce21" table:formula="of:=IF(ISBLANK([.K30]);[.J30];[.K30])" office:value-type="date" office:date-value="2025-01-25T03:41:32.31" calcext:value-type="date">
            <text:p>2025-01-25</text:p>
          </table:table-cell>
          <table:table-cell table:style-name="ce22" table:formula="of:=IF(ISBLANK([.K29]);[.I29]+([.H29]/([$Timeline.$B$3]/7));[.K29])" office:value-type="date" office:date-value="2025-02-04T22:09:13.85" calcext:value-type="date">
            <text:p>2025-02-04</text:p>
          </table:table-cell>
          <table:table-cell table:style-name="ce26"/>
          <table:table-cell table:style-name="ce7" office:value-type="string" calcext:value-type="string">
            <text:p>core programming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a xlink:href="https://www.edx.org/course/databases-5-sql" xlink:type="simple">Databases: Relational Databases and SQL</text:a></text:p>
          </table:table-cell>
          <table:table-cell table:style-name="ce17" office:value-type="string" calcext:value-type="string">
            <text:p>Core Applications</text:p>
          </table:table-cell>
          <table:table-cell table:style-name="ce7" office:value-type="string" calcext:value-type="string">
            <text:p>2 weeks</text:p>
          </table:table-cell>
          <table:table-cell table:style-name="ce7" office:value-type="string" calcext:value-type="string">
            <text:p>10 hours/week</text:p>
          </table:table-cell>
          <table:table-cell table:style-name="ce7" office:value-type="float" office:value="20" calcext:value-type="float">
            <text:p>20</text:p>
          </table:table-cell>
          <table:table-cell table:style-name="ce21" table:formula="of:=IF(ISBLANK([.K28]);[.G28];[.K28])" office:value-type="date" office:date-value="2024-05-13T07:23:04.62" calcext:value-type="date">
            <text:p>2024-05-13</text:p>
          </table:table-cell>
          <table:table-cell table:style-name="ce22" table:formula="of:=IF(ISBLANK([.K30]);[.F30]+([.E30]/([$Timeline.$B$3]/7));[.K30])" office:value-type="date" office:date-value="2024-05-24T01:50:46.15" calcext:value-type="date">
            <text:p>2024-05-24</text:p>
          </table:table-cell>
          <table:table-cell table:style-name="ce7" office:value-type="float" office:value="20" calcext:value-type="float">
            <text:p>20</text:p>
          </table:table-cell>
          <table:table-cell table:style-name="ce21" table:formula="of:=IF(ISBLANK([.K28]);[.J28];[.K28])" office:value-type="date" office:date-value="2025-01-14T09:13:50.77" calcext:value-type="date">
            <text:p>2025-01-14</text:p>
          </table:table-cell>
          <table:table-cell table:style-name="ce22" table:formula="of:=IF(ISBLANK([.K30]);[.I30]+([.H30]/([$Timeline.$B$3]/7));[.K30])" office:value-type="date" office:date-value="2025-01-25T03:41:32.31" calcext:value-type="date">
            <text:p>2025-01-25</text:p>
          </table:table-cell>
          <table:table-cell table:style-name="ce26"/>
          <table:table-cell table:style-name="ce7" office:value-type="string" calcext:value-type="string">
            <text:p>core programming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edx.org/course/semistructured-data" xlink:type="simple">Databases: Semistructured Data</text:a></text:p>
          </table:table-cell>
          <table:table-cell table:style-name="ce17" office:value-type="string" calcext:value-type="string">
            <text:p>Core Applications</text:p>
          </table:table-cell>
          <table:table-cell table:style-name="ce7" office:value-type="string" calcext:value-type="string">
            <text:p>2 weeks</text:p>
          </table:table-cell>
          <table:table-cell table:style-name="ce7" office:value-type="string" calcext:value-type="string">
            <text:p>10 hours/week</text:p>
          </table:table-cell>
          <table:table-cell table:style-name="ce7" office:value-type="float" office:value="20" calcext:value-type="float">
            <text:p>20</text:p>
          </table:table-cell>
          <table:table-cell table:style-name="ce21" table:formula="of:=IF(ISBLANK([.K29]);[.G29];[.K29])" office:value-type="date" office:date-value="2024-06-03T20:18:27.69" calcext:value-type="date">
            <text:p>2024-06-03</text:p>
          </table:table-cell>
          <table:table-cell table:style-name="ce22" table:formula="of:=IF(ISBLANK([.K31]);[.F31]+([.E31]/([$Timeline.$B$3]/7));[.K31])" office:value-type="date" office:date-value="2024-06-14T14:46:09.23" calcext:value-type="date">
            <text:p>2024-06-14</text:p>
          </table:table-cell>
          <table:table-cell table:style-name="ce7" office:value-type="float" office:value="20" calcext:value-type="float">
            <text:p>20</text:p>
          </table:table-cell>
          <table:table-cell table:style-name="ce21" table:formula="of:=IF(ISBLANK([.K29]);[.J29];[.K29])" office:value-type="date" office:date-value="2025-02-04T22:09:13.85" calcext:value-type="date">
            <text:p>2025-02-04</text:p>
          </table:table-cell>
          <table:table-cell table:style-name="ce22" table:formula="of:=IF(ISBLANK([.K31]);[.I31]+([.H31]/([$Timeline.$B$3]/7));[.K31])" office:value-type="date" office:date-value="2025-02-15T16:36:55.38" calcext:value-type="date">
            <text:p>2025-02-15</text:p>
          </table:table-cell>
          <table:table-cell table:style-name="ce26"/>
          <table:table-cell table:style-name="ce7" office:value-type="string" calcext:value-type="string">
            <text:p>core programming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machine-learning" xlink:type="simple">Machine Learning</text:a></text:p>
          </table:table-cell>
          <table:table-cell table:style-name="ce17" office:value-type="string" calcext:value-type="string">
            <text:p>Core Applications</text:p>
          </table:table-cell>
          <table:table-cell table:style-name="ce7" office:value-type="string" calcext:value-type="string">
            <text:p>11 weeks</text:p>
          </table:table-cell>
          <table:table-cell table:style-name="ce7" office:value-type="string" calcext:value-type="string">
            <text:p>4-6 hours/week</text:p>
          </table:table-cell>
          <table:table-cell table:style-name="ce7" office:value-type="float" office:value="44" calcext:value-type="float">
            <text:p>44</text:p>
          </table:table-cell>
          <table:table-cell table:style-name="ce21" table:formula="of:=IF(ISBLANK([.K31]);[.G31];[.K31])" office:value-type="date" office:date-value="2024-06-14T14:46:09.23" calcext:value-type="date">
            <text:p>2024-06-14</text:p>
          </table:table-cell>
          <table:table-cell table:style-name="ce22" table:formula="of:=IF(ISBLANK([.K32]);[.F32]+([.E32]/([$Timeline.$B$3]/7));[.K32])" office:value-type="date" office:date-value="2024-07-08T07:23:04.62" calcext:value-type="date">
            <text:p>2024-07-08</text:p>
          </table:table-cell>
          <table:table-cell table:style-name="ce7" office:value-type="float" office:value="66" calcext:value-type="float">
            <text:p>66</text:p>
          </table:table-cell>
          <table:table-cell table:style-name="ce21" table:formula="of:=IF(ISBLANK([.K31]);[.J31];[.K31])" office:value-type="date" office:date-value="2025-02-15T16:36:55.38" calcext:value-type="date">
            <text:p>2025-02-15</text:p>
          </table:table-cell>
          <table:table-cell table:style-name="ce22" table:formula="of:=IF(ISBLANK([.K32]);[.I32]+([.H32]/([$Timeline.$B$3]/7));[.K32])" office:value-type="date" office:date-value="2025-03-23T05:32:18.46" calcext:value-type="date">
            <text:p>2025-03-23</text:p>
          </table:table-cell>
          <table:table-cell table:style-name="ce26"/>
          <table:table-cell table:style-name="ce7" office:value-type="string" calcext:value-type="string">
            <text:p>linear algebra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edx.org/course/computer-graphics-uc-san-diegox-cse167x" xlink:type="simple">Computer Graphics</text:a></text:p>
          </table:table-cell>
          <table:table-cell table:style-name="ce17" office:value-type="string" calcext:value-type="string">
            <text:p>Core Applications</text:p>
          </table:table-cell>
          <table:table-cell table:style-name="ce7" office:value-type="string" calcext:value-type="string">
            <text:p>6 weeks</text:p>
          </table:table-cell>
          <table:table-cell table:style-name="ce7" office:value-type="string" calcext:value-type="string">
            <text:p>12 hours/week</text:p>
          </table:table-cell>
          <table:table-cell table:style-name="ce7" office:value-type="float" office:value="72" calcext:value-type="float">
            <text:p>72</text:p>
          </table:table-cell>
          <table:table-cell table:style-name="ce21" table:formula="of:=IF(ISBLANK([.K32]);[.G32];[.K32])" office:value-type="date" office:date-value="2024-07-08T07:23:04.62" calcext:value-type="date">
            <text:p>2024-07-08</text:p>
          </table:table-cell>
          <table:table-cell table:style-name="ce22" table:formula="of:=IF(ISBLANK([.K33]);[.F33]+([.E33]/([$Timeline.$B$3]/7));[.K33])" office:value-type="date" office:date-value="2024-08-16T01:50:46.15" calcext:value-type="date">
            <text:p>2024-08-16</text:p>
          </table:table-cell>
          <table:table-cell table:style-name="ce7" office:value-type="float" office:value="72" calcext:value-type="float">
            <text:p>72</text:p>
          </table:table-cell>
          <table:table-cell table:style-name="ce21" table:formula="of:=IF(ISBLANK([.K32]);[.J32];[.K32])" office:value-type="date" office:date-value="2025-03-23T05:32:18.46" calcext:value-type="date">
            <text:p>2025-03-23</text:p>
          </table:table-cell>
          <table:table-cell table:style-name="ce22" table:formula="of:=IF(ISBLANK([.K33]);[.I33]+([.H33]/([$Timeline.$B$3]/7));[.K33])" office:value-type="date" office:date-value="2025-05-01" calcext:value-type="date">
            <text:p>2025-05-01</text:p>
          </table:table-cell>
          <table:table-cell table:style-name="ce26"/>
          <table:table-cell table:style-name="ce7" office:value-type="string" calcext:value-type="string">
            <text:p>C++ or Java, linear algebra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edx.org/course/software-engineering-introduction-ubcx-softeng1x" xlink:type="simple">Software Engineering: Introduction</text:a></text:p>
          </table:table-cell>
          <table:table-cell table:style-name="ce17" office:value-type="string" calcext:value-type="string">
            <text:p>Core Applications</text:p>
          </table:table-cell>
          <table:table-cell table:style-name="ce7" office:value-type="string" calcext:value-type="string">
            <text:p>6 weeks</text:p>
          </table:table-cell>
          <table:table-cell table:style-name="ce7" office:value-type="string" calcext:value-type="string">
            <text:p>8-10 hours/week</text:p>
          </table:table-cell>
          <table:table-cell table:style-name="ce7" office:value-type="float" office:value="48" calcext:value-type="float">
            <text:p>48</text:p>
          </table:table-cell>
          <table:table-cell table:style-name="ce21" table:formula="of:=IF(ISBLANK([.K33]);[.G33];[.K33])" office:value-type="date" office:date-value="2024-08-16T01:50:46.15" calcext:value-type="date">
            <text:p>2024-08-16</text:p>
          </table:table-cell>
          <table:table-cell table:style-name="ce22" table:formula="of:=IF(ISBLANK([.K34]);[.F34]+([.E34]/([$Timeline.$B$3]/7));[.K34])" office:value-type="date" office:date-value="2024-09-10T22:09:13.85" calcext:value-type="date">
            <text:p>2024-09-10</text:p>
          </table:table-cell>
          <table:table-cell table:style-name="ce7" office:value-type="float" office:value="60" calcext:value-type="float">
            <text:p>60</text:p>
          </table:table-cell>
          <table:table-cell table:style-name="ce21" table:formula="of:=IF(ISBLANK([.K33]);[.J33];[.K33])" office:value-type="date" office:date-value="2025-05-01" calcext:value-type="date">
            <text:p>2025-05-01</text:p>
          </table:table-cell>
          <table:table-cell table:style-name="ce22" table:formula="of:=IF(ISBLANK([.K34]);[.I34]+([.H34]/([$Timeline.$B$3]/7));[.K34])" office:value-type="date" office:date-value="2025-06-02T07:23:04.62" calcext:value-type="date">
            <text:p>2025-06-02</text:p>
          </table:table-cell>
          <table:table-cell table:style-name="ce26"/>
          <table:table-cell table:style-name="ce28" office:value-type="string" calcext:value-type="string">
            <text:p><text:a xlink:href="https://github.com/ossu/computer-science/blob/master/FAQ.md#why-require-experience-with-a-sizable-project-before-the-Software-Engineering-courses" xlink:type="simple">Core Programming, and a sizable project</text:a>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a xlink:href="https://www.coursera.org/learn/ethics-technology-engineering" xlink:type="simple">Ethics, Technology and Engineering</text:a></text:p>
          </table:table-cell>
          <table:table-cell table:style-name="ce17" office:value-type="string" calcext:value-type="string">
            <text:p>Core Ethics</text:p>
          </table:table-cell>
          <table:table-cell table:style-name="ce7" office:value-type="string" calcext:value-type="string">
            <text:p>9 weeks</text:p>
          </table:table-cell>
          <table:table-cell table:style-name="ce7" office:value-type="string" calcext:value-type="string">
            <text:p>2 hours/week</text:p>
          </table:table-cell>
          <table:table-cell table:style-name="ce7" office:value-type="float" office:value="18" calcext:value-type="float">
            <text:p>18</text:p>
          </table:table-cell>
          <table:table-cell table:style-name="ce21" table:formula="of:=IF(ISBLANK([.K34]);[.G34];[.K34])" office:value-type="date" office:date-value="2024-09-10T22:09:13.85" calcext:value-type="date">
            <text:p>2024-09-10</text:p>
          </table:table-cell>
          <table:table-cell table:style-name="ce22" table:formula="of:=IF(ISBLANK([.K35]);[.F35]+([.E35]/([$Timeline.$B$3]/7));[.K35])" office:value-type="date" office:date-value="2024-09-20T14:46:09.23" calcext:value-type="date">
            <text:p>2024-09-20</text:p>
          </table:table-cell>
          <table:table-cell table:style-name="ce7" office:value-type="float" office:value="18" calcext:value-type="float">
            <text:p>18</text:p>
          </table:table-cell>
          <table:table-cell table:style-name="ce21" table:formula="of:=IF(ISBLANK([.K34]);[.J34];[.K34])" office:value-type="date" office:date-value="2025-06-02T07:23:04.62" calcext:value-type="date">
            <text:p>2025-06-02</text:p>
          </table:table-cell>
          <table:table-cell table:style-name="ce22" table:formula="of:=IF(ISBLANK([.K35]);[.I35]+([.H35]/([$Timeline.$B$3]/7));[.K35])" office:value-type="date" office:date-value="2025-06-12" calcext:value-type="date">
            <text:p>2025-06-12</text:p>
          </table:table-cell>
          <table:table-cell table:style-name="ce26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a xlink:href="https://www.coursera.org/learn/intellectual-property-law-in-digital-age" xlink:type="simple">Intellectual Property Law in Digital Age</text:a></text:p>
          </table:table-cell>
          <table:table-cell table:style-name="ce17" office:value-type="string" calcext:value-type="string">
            <text:p>Core Ethics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2 hours/week</text:p>
          </table:table-cell>
          <table:table-cell table:style-name="ce7" office:value-type="float" office:value="8" calcext:value-type="float">
            <text:p>8</text:p>
          </table:table-cell>
          <table:table-cell table:style-name="ce21" table:formula="of:=IF(ISBLANK([.K35]);[.G35];[.K35])" office:value-type="date" office:date-value="2024-09-20T14:46:09.23" calcext:value-type="date">
            <text:p>2024-09-20</text:p>
          </table:table-cell>
          <table:table-cell table:style-name="ce22" table:formula="of:=IF(ISBLANK([.K36]);[.F36]+([.E36]/([$Timeline.$B$3]/7));[.K36])" office:value-type="date" office:date-value="2024-09-24T22:09:13.85" calcext:value-type="date">
            <text:p>2024-09-24</text:p>
          </table:table-cell>
          <table:table-cell table:style-name="ce7" office:value-type="float" office:value="8" calcext:value-type="float">
            <text:p>8</text:p>
          </table:table-cell>
          <table:table-cell table:style-name="ce21" table:formula="of:=IF(ISBLANK([.K35]);[.J35];[.K35])" office:value-type="date" office:date-value="2025-06-12" calcext:value-type="date">
            <text:p>2025-06-12</text:p>
          </table:table-cell>
          <table:table-cell table:style-name="ce22" table:formula="of:=IF(ISBLANK([.K36]);[.I36]+([.H36]/([$Timeline.$B$3]/7));[.K36])" office:value-type="date" office:date-value="2025-06-16T07:23:04.62" calcext:value-type="date">
            <text:p>2025-06-16</text:p>
          </table:table-cell>
          <table:table-cell table:style-name="ce26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<text:a xlink:href="https://www.coursera.org/learn/northeastern-data-privacy" xlink:type="simple">Data Privacy Fundamentals</text:a></text:p>
          </table:table-cell>
          <table:table-cell table:style-name="ce17" office:value-type="string" calcext:value-type="string">
            <text:p>Core Ethics</text:p>
          </table:table-cell>
          <table:table-cell table:style-name="ce7" office:value-type="string" calcext:value-type="string">
            <text:p>3 weeks</text:p>
          </table:table-cell>
          <table:table-cell table:style-name="ce7" office:value-type="string" calcext:value-type="string">
            <text:p>3 hours/week</text:p>
          </table:table-cell>
          <table:table-cell table:style-name="ce7" office:value-type="float" office:value="9" calcext:value-type="float">
            <text:p>9</text:p>
          </table:table-cell>
          <table:table-cell table:style-name="ce21" table:formula="of:=IF(ISBLANK([.K36]);[.G36];[.K36])" office:value-type="date" office:date-value="2024-09-24T22:09:13.85" calcext:value-type="date">
            <text:p>2024-09-24</text:p>
          </table:table-cell>
          <table:table-cell table:style-name="ce22" table:formula="of:=IF(ISBLANK([.K37]);[.F37]+([.E37]/([$Timeline.$B$3]/7));[.K37])" office:value-type="date" office:date-value="2024-09-29T18:27:41.54" calcext:value-type="date">
            <text:p>2024-09-29</text:p>
          </table:table-cell>
          <table:table-cell table:style-name="ce7" office:value-type="float" office:value="9" calcext:value-type="float">
            <text:p>9</text:p>
          </table:table-cell>
          <table:table-cell table:style-name="ce21" table:formula="of:=IF(ISBLANK([.K36]);[.J36];[.K36])" office:value-type="date" office:date-value="2025-06-16T07:23:04.62" calcext:value-type="date">
            <text:p>2025-06-16</text:p>
          </table:table-cell>
          <table:table-cell table:style-name="ce22" table:formula="of:=IF(ISBLANK([.K37]);[.I37]+([.H37]/([$Timeline.$B$3]/7));[.K37])" office:value-type="date" office:date-value="2025-06-21T03:41:32.31" calcext:value-type="date">
            <text:p>2025-06-21</text:p>
          </table:table-cell>
          <table:table-cell table:style-name="ce26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coursera.org/learn/parprog1" xlink:type="simple">Parallel Programming</text:a></text:p>
          </table:table-cell>
          <table:table-cell table:style-name="ce17" office:value-type="string" calcext:value-type="string">
            <text:p>Advanced Programming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6-8 hours/week</text:p>
          </table:table-cell>
          <table:table-cell table:style-name="ce7" office:value-type="float" office:value="24" calcext:value-type="float">
            <text:p>24</text:p>
          </table:table-cell>
          <table:table-cell table:style-name="ce21" table:formula="of:=IF(ISBLANK([.K37]);[.G37];[.K37])" office:value-type="date" office:date-value="2024-09-29T18:27:41.54" calcext:value-type="date">
            <text:p>2024-09-29</text:p>
          </table:table-cell>
          <table:table-cell table:style-name="ce22" table:formula="of:=IF(ISBLANK([.K38]);[.F38]+([.E38]/([$Timeline.$B$3]/7));[.K38])" office:value-type="date" office:date-value="2024-10-12T16:36:55.38" calcext:value-type="date">
            <text:p>2024-10-12</text:p>
          </table:table-cell>
          <table:table-cell table:style-name="ce7" office:value-type="float" office:value="32" calcext:value-type="float">
            <text:p>32</text:p>
          </table:table-cell>
          <table:table-cell table:style-name="ce21" table:formula="of:=IF(ISBLANK([.K37]);[.J37];[.K37])" office:value-type="date" office:date-value="2025-06-21T03:41:32.31" calcext:value-type="date">
            <text:p>2025-06-21</text:p>
          </table:table-cell>
          <table:table-cell table:style-name="ce22" table:formula="of:=IF(ISBLANK([.K38]);[.I38]+([.H38]/([$Timeline.$B$3]/7));[.K38])" office:value-type="date" office:date-value="2025-07-08T09:13:50.77" calcext:value-type="date">
            <text:p>2025-07-08</text:p>
          </table:table-cell>
          <table:table-cell table:style-name="ce26"/>
          <table:table-cell table:style-name="ce7" office:value-type="string" calcext:value-type="string">
            <text:p>Scala programming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edx.org/course/compilers" xlink:type="simple">Compilers</text:a></text:p>
          </table:table-cell>
          <table:table-cell table:style-name="ce17" office:value-type="string" calcext:value-type="string">
            <text:p>Advanced Programming</text:p>
          </table:table-cell>
          <table:table-cell table:style-name="ce7" office:value-type="string" calcext:value-type="string">
            <text:p>9 weeks</text:p>
          </table:table-cell>
          <table:table-cell table:style-name="ce7" office:value-type="string" calcext:value-type="string">
            <text:p>6-8 hours/week</text:p>
          </table:table-cell>
          <table:table-cell table:style-name="ce7" office:value-type="float" office:value="54" calcext:value-type="float">
            <text:p>54</text:p>
          </table:table-cell>
          <table:table-cell table:style-name="ce21" table:formula="of:=IF(ISBLANK([.K38]);[.G38];[.K38])" office:value-type="date" office:date-value="2024-10-12T16:36:55.38" calcext:value-type="date">
            <text:p>2024-10-12</text:p>
          </table:table-cell>
          <table:table-cell table:style-name="ce22" table:formula="of:=IF(ISBLANK([.K39]);[.F39]+([.E39]/([$Timeline.$B$3]/7));[.K39])" office:value-type="date" office:date-value="2024-11-10T18:27:41.54" calcext:value-type="date">
            <text:p>2024-11-10</text:p>
          </table:table-cell>
          <table:table-cell table:style-name="ce7" office:value-type="float" office:value="72" calcext:value-type="float">
            <text:p>72</text:p>
          </table:table-cell>
          <table:table-cell table:style-name="ce21" table:formula="of:=IF(ISBLANK([.K38]);[.J38];[.K38])" office:value-type="date" office:date-value="2025-07-08T09:13:50.77" calcext:value-type="date">
            <text:p>2025-07-08</text:p>
          </table:table-cell>
          <table:table-cell table:style-name="ce22" table:formula="of:=IF(ISBLANK([.K39]);[.I39]+([.H39]/([$Timeline.$B$3]/7));[.K39])" office:value-type="date" office:date-value="2025-08-16T03:41:32.31" calcext:value-type="date">
            <text:p>2025-08-16</text:p>
          </table:table-cell>
          <table:table-cell table:style-name="ce26"/>
          <table:table-cell table:style-name="ce7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seas.upenn.edu/~cis194/fall16/" xlink:type="simple">Introduction to Haskell</text:a></text:p>
          </table:table-cell>
          <table:table-cell table:style-name="ce17" office:value-type="string" calcext:value-type="string">
            <text:p>Advanced Programming</text:p>
          </table:table-cell>
          <table:table-cell table:style-name="ce7" office:value-type="string" calcext:value-type="string">
            <text:p>14 weeks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IF(ISBLANK([.K39]);[.G39];[.K39])" office:value-type="date" office:date-value="2024-11-10T18:27:41.54" calcext:value-type="date">
            <text:p>2024-11-10</text:p>
          </table:table-cell>
          <table:table-cell table:style-name="ce22" table:formula="of:=IF(ISBLANK([.K40]);[.F40]+([.E40]/([$Timeline.$B$3]/7));[.K40])" office:value-type="date" office:date-value="2025-01-03T14:46:09.23" calcext:value-type="date">
            <text:p>2025-01-03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IF(ISBLANK([.K39]);[.J39];[.K39])" office:value-type="date" office:date-value="2025-08-16T03:41:32.31" calcext:value-type="date">
            <text:p>2025-08-16</text:p>
          </table:table-cell>
          <table:table-cell table:style-name="ce22" table:formula="of:=IF(ISBLANK([.K40]);[.I40]+([.H40]/([$Timeline.$B$3]/7));[.K40])" office:value-type="date" office:date-value="2025-10-09T00:00:00" calcext:value-type="date">
            <text:p>2025-10-09</text:p>
          </table:table-cell>
          <table:table-cell table:style-name="ce26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://www.learnprolognow.org/lpnpage.php?pageid=online" xlink:type="simple">Learn Prolog Now!</text:a></text:p>
          </table:table-cell>
          <table:table-cell table:style-name="ce17" office:value-type="string" calcext:value-type="string">
            <text:p>Advanced Programming</text:p>
          </table:table-cell>
          <table:table-cell table:style-name="ce7" office:value-type="string" calcext:value-type="string">
            <text:p>12 weeks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IF(ISBLANK([.K40]);[.G40];[.K40])" office:value-type="date" office:date-value="2025-01-03T14:46:09.23" calcext:value-type="date">
            <text:p>2025-01-03</text:p>
          </table:table-cell>
          <table:table-cell table:style-name="ce22" table:formula="of:=IF(ISBLANK([.K41]);[.F41]+([.E41]/([$Timeline.$B$3]/7));[.K41])" office:value-type="date" office:date-value="2025-02-26T11:04:36.92" calcext:value-type="date">
            <text:p>2025-02-26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IF(ISBLANK([.K40]);[.J40];[.K40])" office:value-type="date" office:date-value="2025-10-09T00:00:00" calcext:value-type="date">
            <text:p>2025-10-09</text:p>
          </table:table-cell>
          <table:table-cell table:style-name="ce22" table:formula="of:=IF(ISBLANK([.K41]);[.I41]+([.H41]/([$Timeline.$B$3]/7));[.K41])" office:value-type="date" office:date-value="2025-12-01T20:18:27.69" calcext:value-type="date">
            <text:p>2025-12-01</text:p>
          </table:table-cell>
          <table:table-cell table:style-name="ce26"/>
          <table:table-cell table:style-name="ce7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udacity.com/course/software-debugging--cs259" xlink:type="simple">Software Debugging</text:a></text:p>
          </table:table-cell>
          <table:table-cell table:style-name="ce17" office:value-type="string" calcext:value-type="string">
            <text:p>Advanced Programming</text:p>
          </table:table-cell>
          <table:table-cell table:style-name="ce7" office:value-type="string" calcext:value-type="string">
            <text:p>8 weeks</text:p>
          </table:table-cell>
          <table:table-cell table:style-name="ce7" office:value-type="string" calcext:value-type="string">
            <text:p>6 hours/week</text:p>
          </table:table-cell>
          <table:table-cell table:style-name="ce7" office:value-type="float" office:value="48" calcext:value-type="float">
            <text:p>48</text:p>
          </table:table-cell>
          <table:table-cell table:style-name="ce21" table:formula="of:=IF(ISBLANK([.K41]);[.G41];[.K41])" office:value-type="date" office:date-value="2025-02-26T11:04:36.92" calcext:value-type="date">
            <text:p>2025-02-26</text:p>
          </table:table-cell>
          <table:table-cell table:style-name="ce22" table:formula="of:=IF(ISBLANK([.K42]);[.F42]+([.E42]/([$Timeline.$B$3]/7));[.K42])" office:value-type="date" office:date-value="2025-03-24T07:23:04.62" calcext:value-type="date">
            <text:p>2025-03-24</text:p>
          </table:table-cell>
          <table:table-cell table:style-name="ce7" office:value-type="float" office:value="48" calcext:value-type="float">
            <text:p>48</text:p>
          </table:table-cell>
          <table:table-cell table:style-name="ce21" table:formula="of:=IF(ISBLANK([.K41]);[.J41];[.K41])" office:value-type="date" office:date-value="2025-12-01T20:18:27.69" calcext:value-type="date">
            <text:p>2025-12-01</text:p>
          </table:table-cell>
          <table:table-cell table:style-name="ce22" table:formula="of:=IF(ISBLANK([.K42]);[.I42]+([.H42]/([$Timeline.$B$3]/7));[.K42])" office:value-type="date" office:date-value="2025-12-27T16:36:55.38" calcext:value-type="date">
            <text:p>2025-12-27</text:p>
          </table:table-cell>
          <table:table-cell table:style-name="ce26"/>
          <table:table-cell table:style-name="ce7" office:value-type="string" calcext:value-type="string">
            <text:p>Python, object-oriented programming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<text:a xlink:href="https://www.udacity.com/course/software-testing--cs258" xlink:type="simple">Software Testing</text:a></text:p>
          </table:table-cell>
          <table:table-cell table:style-name="ce17" office:value-type="string" calcext:value-type="string">
            <text:p>Advanced Programming</text:p>
          </table:table-cell>
          <table:table-cell table:style-name="ce7" office:value-type="string" calcext:value-type="string">
            <text:p>4 weeks</text:p>
          </table:table-cell>
          <table:table-cell table:style-name="ce7" office:value-type="string" calcext:value-type="string">
            <text:p>6 hours/week</text:p>
          </table:table-cell>
          <table:table-cell table:style-name="ce7" office:value-type="float" office:value="24" calcext:value-type="float">
            <text:p>24</text:p>
          </table:table-cell>
          <table:table-cell table:style-name="ce21" table:formula="of:=IF(ISBLANK([.K42]);[.G42];[.K42])" office:value-type="date" office:date-value="2025-03-24T07:23:04.62" calcext:value-type="date">
            <text:p>2025-03-24</text:p>
          </table:table-cell>
          <table:table-cell table:style-name="ce22" table:formula="of:=IF(ISBLANK([.K43]);[.F43]+([.E43]/([$Timeline.$B$3]/7));[.K43])" office:value-type="date" office:date-value="2025-04-06T05:32:18.46" calcext:value-type="date">
            <text:p>2025-04-06</text:p>
          </table:table-cell>
          <table:table-cell table:style-name="ce7" office:value-type="float" office:value="24" calcext:value-type="float">
            <text:p>24</text:p>
          </table:table-cell>
          <table:table-cell table:style-name="ce21" table:formula="of:=IF(ISBLANK([.K42]);[.J42];[.K42])" office:value-type="date" office:date-value="2025-12-27T16:36:55.38" calcext:value-type="date">
            <text:p>2025-12-27</text:p>
          </table:table-cell>
          <table:table-cell table:style-name="ce22" table:formula="of:=IF(ISBLANK([.K43]);[.I43]+([.H43]/([$Timeline.$B$3]/7));[.K43])" office:value-type="date" office:date-value="2026-01-09T14:46:09.23" calcext:value-type="date">
            <text:p>2026-01-09</text:p>
          </table:table-cell>
          <table:table-cell table:style-name="ce26"/>
          <table:table-cell table:style-name="ce7" office:value-type="string" calcext:value-type="string">
            <text:p>Python, programming experience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<text:a xlink:href="https://github.com/ossu/computer-science#final-project" xlink:type="simple">Final Project</text:a></text:p>
          </table:table-cell>
          <table:table-cell table:style-name="ce17" office:value-type="string" calcext:value-type="string">
            <text:p>Final Project</text:p>
          </table:table-cell>
          <table:table-cell table:number-columns-repeated="2"/>
          <table:table-cell table:style-name="ce7" office:value-type="float" office:value="100" calcext:value-type="float">
            <text:p>100</text:p>
          </table:table-cell>
          <table:table-cell table:style-name="ce21" table:formula="of:=IF(ISBLANK([.K43]);[.G43];[.K43])" office:value-type="date" office:date-value="2025-04-06T05:32:18.46" calcext:value-type="date">
            <text:p>2025-04-06</text:p>
          </table:table-cell>
          <table:table-cell table:style-name="ce22" table:formula="of:=IF(ISBLANK([.K44]);[.F44]+([.E44]/([$Timeline.$B$3]/7));[.K44])" office:value-type="date" office:date-value="2025-05-30T01:50:46.15" calcext:value-type="date">
            <text:p>2025-05-3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IF(ISBLANK([.K43]);[.J43];[.K43])" office:value-type="date" office:date-value="2026-01-09T14:46:09.23" calcext:value-type="date">
            <text:p>2026-01-09</text:p>
          </table:table-cell>
          <table:table-cell table:style-name="ce22" table:formula="of:=IF(ISBLANK([.K44]);[.I44]+([.H44]/([$Timeline.$B$3]/7));[.K44])" office:value-type="date" office:date-value="2026-03-04T11:04:36.92" calcext:value-type="date">
            <text:p>2026-03-04</text:p>
          </table:table-cell>
          <table:table-cell table:style-name="ce27"/>
          <table:table-cell table:number-columns-repeated="1013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month number:style="long" number:textual="true"/>
      <number:text> </number:text>
      <number:day/>
    </number:date-style>
    <number:date-style style:name="N112">
      <number:year number:style="long"/>
      <number:text> </number:text>
      <number:month number:textual="true"/>
      <number:text> </number:text>
      <number:day number:style="long"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imeline" style:display-name="PageStyle_Timel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iculum_20_Data" style:display-name="PageStyle_Curriculum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date>2022-10-12T08:37:07.668000000</dc:date>
    <meta:editing-duration>PT1H9M53S</meta:editing-duration>
    <meta:editing-cycles>3</meta:editing-cycles>
    <meta:document-statistic meta:table-count="2" meta:cell-count="49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1.75cm" svg:height="18.918cm" xlink:href=".." xlink:type="simple" chart:class="chart:line" chart:style-name="ch1">
        <chart:legend chart:legend-position="top" svg:x="9.74cm" svg:y="0.185cm" style:legend-expansion="wide" chart:style-name="ch2"/>
        <chart:plot-area chart:style-name="ch3" table:cell-range-address="'Curriculum Data'.A2:'Curriculum Data'.A44 'Curriculum Data'.G1:'Curriculum Data'.G44 'Curriculum Data'.J1:'Curriculum Data'.J44" chart:data-source-has-labels="both" svg:x="1.695cm" svg:y="1.161cm" svg:width="29.42cm" svg:height="16.349cm">
          <chart:coordinate-region svg:x="4.195cm" svg:y="1.161cm" svg:width="26.78cm" svg:height="5.449cm"/>
          <chart:axis chart:dimension="x" chart:name="primary-x" chart:style-name="ch4" chartooo:axis-type="text">
            <chart:title svg:x="15.798cm" svg:y="17.889cm" chart:style-name="ch5">
              <text:p>Course</text:p>
            </chart:title>
            <chart:categories table:cell-range-address="'Curriculum Data'.A2:'Curriculum Data'.A44"/>
          </chart:axis>
          <chart:axis chart:dimension="y" chart:name="primary-y" chart:style-name="ch6">
            <chart:title svg:x="0.451cm" svg:y="10.669cm" chart:style-name="ch7">
              <text:p>Completion Date</text:p>
            </chart:title>
            <chart:grid chart:style-name="ch8" chart:class="major"/>
          </chart:axis>
          <chart:series chart:style-name="ch9" chart:values-cell-range-address="'Curriculum Data'.G2:'Curriculum Data'.G44" chart:label-cell-address="'Curriculum Data'.G1:'Curriculum Data'.G1" chart:class="chart:line">
            <chart:data-point chart:repeated="43"/>
          </chart:series>
          <chart:series chart:style-name="ch10" chart:values-cell-range-address="'Curriculum Data'.J2:'Curriculum Data'.J44" chart:label-cell-address="'Curriculum Data'.J1:'Curriculum Data'.J1" chart:class="chart:line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d Date Estimate Lower Bound</text:p>
                <draw:g>
                  <svg:desc>'Curriculum Data'.G1:'Curriculum Data'.G1</svg:desc>
                </draw:g>
              </table:table-cell>
              <table:table-cell office:value-type="string">
                <text:p>End Date Estimate Upper Bound</text:p>
                <draw:g>
                  <svg:desc>'Curriculum Data'.J1:'Curriculum Dat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thon for Everybody</text:p>
                <draw:g>
                  <svg:desc>'Curriculum Data'.A2:'Curriculum Data'.A44</svg:desc>
                </draw:g>
              </table:table-cell>
              <table:table-cell office:value-type="float" office:value="44893.8461538462">
                <text:p>44893.8461538462</text:p>
                <draw:g>
                  <svg:desc>'Curriculum Data'.G2:'Curriculum Data'.G44</svg:desc>
                </draw:g>
              </table:table-cell>
              <table:table-cell office:value-type="float" office:value="44893.8461538462">
                <text:p>44893.8461538462</text:p>
                <draw:g>
                  <svg:desc>'Curriculum Data'.J2:'Curriculum Data'.J44</svg:desc>
                </draw:g>
              </table:table-cell>
            </table:table-row>
            <table:table-row>
              <table:table-cell office:value-type="string">
                <text:p>Introduction to Computer Science and Programming using Python</text:p>
              </table:table-cell>
              <table:table-cell office:value-type="float" office:value="44966.5384615385">
                <text:p>44966.5384615385</text:p>
              </table:table-cell>
              <table:table-cell office:value-type="float" office:value="44966.5384615385">
                <text:p>44966.5384615385</text:p>
              </table:table-cell>
            </table:table-row>
            <table:table-row>
              <table:table-cell office:value-type="string">
                <text:p>How to Code - Simple Data</text:p>
              </table:table-cell>
              <table:table-cell office:value-type="float" office:value="44996.6923076923">
                <text:p>44996.6923076923</text:p>
              </table:table-cell>
              <table:table-cell office:value-type="float" office:value="45004.2307692308">
                <text:p>45004.2307692308</text:p>
              </table:table-cell>
            </table:table-row>
            <table:table-row>
              <table:table-cell office:value-type="string">
                <text:p>How to Code - Complex Data</text:p>
              </table:table-cell>
              <table:table-cell office:value-type="float" office:value="45022.5384615385">
                <text:p>45022.5384615385</text:p>
              </table:table-cell>
              <table:table-cell office:value-type="float" office:value="45036.5384615385">
                <text:p>45036.5384615385</text:p>
              </table:table-cell>
            </table:table-row>
            <table:table-row>
              <table:table-cell office:value-type="string">
                <text:p>Programming Languages, Part A</text:p>
              </table:table-cell>
              <table:table-cell office:value-type="float" office:value="45033.3076923077">
                <text:p>45033.3076923077</text:p>
              </table:table-cell>
              <table:table-cell office:value-type="float" office:value="45058.0769230769">
                <text:p>45058.0769230769</text:p>
              </table:table-cell>
            </table:table-row>
            <table:table-row>
              <table:table-cell office:value-type="string">
                <text:p>Programming Languages, Part B</text:p>
              </table:table-cell>
              <table:table-cell office:value-type="float" office:value="45039.7692307692">
                <text:p>45039.7692307692</text:p>
              </table:table-cell>
              <table:table-cell office:value-type="float" office:value="45071">
                <text:p>45071</text:p>
              </table:table-cell>
            </table:table-row>
            <table:table-row>
              <table:table-cell office:value-type="string">
                <text:p>Programming Languages, Part C</text:p>
              </table:table-cell>
              <table:table-cell office:value-type="float" office:value="45046.2307692308">
                <text:p>45046.2307692308</text:p>
              </table:table-cell>
              <table:table-cell office:value-type="float" office:value="45083.9230769231">
                <text:p>45083.9230769231</text:p>
              </table:table-cell>
            </table:table-row>
            <table:table-row>
              <table:table-cell office:value-type="string">
                <text:p>Object-Oriented Design</text:p>
              </table:table-cell>
              <table:table-cell office:value-type="float" office:value="45054.8461538462">
                <text:p>45054.8461538462</text:p>
              </table:table-cell>
              <table:table-cell office:value-type="float" office:value="45092.5384615385">
                <text:p>45092.5384615385</text:p>
              </table:table-cell>
            </table:table-row>
            <table:table-row>
              <table:table-cell office:value-type="string">
                <text:p>Design Patterns</text:p>
              </table:table-cell>
              <table:table-cell office:value-type="float" office:value="45063.4615384615">
                <text:p>45063.4615384615</text:p>
              </table:table-cell>
              <table:table-cell office:value-type="float" office:value="45101.1538461539">
                <text:p>45101.1538461539</text:p>
              </table:table-cell>
            </table:table-row>
            <table:table-row>
              <table:table-cell office:value-type="string">
                <text:p>Software Architecture</text:p>
              </table:table-cell>
              <table:table-cell office:value-type="float" office:value="45067.7692307692">
                <text:p>45067.7692307692</text:p>
              </table:table-cell>
              <table:table-cell office:value-type="float" office:value="45111.9230769231">
                <text:p>45111.9230769231</text:p>
              </table:table-cell>
            </table:table-row>
            <table:table-row>
              <table:table-cell office:value-type="string">
                <text:p>Calculus 1A: Differentiation</text:p>
              </table:table-cell>
              <table:table-cell office:value-type="float" office:value="45109.7692307692">
                <text:p>45109.7692307692</text:p>
              </table:table-cell>
              <table:table-cell office:value-type="float" office:value="45181.9230769231">
                <text:p>45181.9230769231</text:p>
              </table:table-cell>
            </table:table-row>
            <table:table-row>
              <table:table-cell office:value-type="string">
                <text:p>Calculus 1B: Integration</text:p>
              </table:table-cell>
              <table:table-cell office:value-type="float" office:value="45144.7692307692">
                <text:p>45144.7692307692</text:p>
              </table:table-cell>
              <table:table-cell office:value-type="float" office:value="45251.9230769231">
                <text:p>45251.9230769231</text:p>
              </table:table-cell>
            </table:table-row>
            <table:table-row>
              <table:table-cell office:value-type="string">
                <text:p>Calculus 1C: Coordinate Systems &amp; Infinite Series</text:p>
              </table:table-cell>
              <table:table-cell office:value-type="float" office:value="45160.9230769231">
                <text:p>45160.9230769231</text:p>
              </table:table-cell>
              <table:table-cell office:value-type="float" office:value="45284.2307692308">
                <text:p>45284.2307692308</text:p>
              </table:table-cell>
            </table:table-row>
            <table:table-row>
              <table:table-cell office:value-type="string">
                <text:p>Mathematics for Computer Science</text:p>
              </table:table-cell>
              <table:table-cell office:value-type="float" office:value="45195.9230769231">
                <text:p>45195.9230769231</text:p>
              </table:table-cell>
              <table:table-cell office:value-type="float" office:value="45319.2307692308">
                <text:p>45319.2307692308</text:p>
              </table:table-cell>
            </table:table-row>
            <table:table-row>
              <table:table-cell office:value-type="string">
                <text:p>The Missing Semester of Your CS Education</text:p>
              </table:table-cell>
              <table:table-cell office:value-type="float" office:value="45208.8461538462">
                <text:p>45208.8461538462</text:p>
              </table:table-cell>
              <table:table-cell office:value-type="float" office:value="45332.1538461539">
                <text:p>45332.1538461539</text:p>
              </table:table-cell>
            </table:table-row>
            <table:table-row>
              <table:table-cell office:value-type="string">
                <text:p>Build a Modern Computer from First Principles: From Nand to Tetris</text:p>
              </table:table-cell>
              <table:table-cell office:value-type="float" office:value="45231.4615384615">
                <text:p>45231.4615384615</text:p>
              </table:table-cell>
              <table:table-cell office:value-type="float" office:value="45374.1538461539">
                <text:p>45374.1538461539</text:p>
              </table:table-cell>
            </table:table-row>
            <table:table-row>
              <table:table-cell office:value-type="string">
                <text:p>Build a Modern Computer from First Principles: Nand to Tetris Part II</text:p>
              </table:table-cell>
              <table:table-cell office:value-type="float" office:value="45270.2307692308">
                <text:p>45270.2307692308</text:p>
              </table:table-cell>
              <table:table-cell office:value-type="float" office:value="45432.3076923077">
                <text:p>45432.3076923077</text:p>
              </table:table-cell>
            </table:table-row>
            <table:table-row>
              <table:table-cell office:value-type="string">
                <text:p>Operating Systems: Three Easy Pieces</text:p>
              </table:table-cell>
              <table:table-cell office:value-type="float" office:value="45302.5384615385">
                <text:p>45302.5384615385</text:p>
              </table:table-cell>
              <table:table-cell office:value-type="float" office:value="45471.0769230769">
                <text:p>45471.0769230769</text:p>
              </table:table-cell>
            </table:table-row>
            <table:table-row>
              <table:table-cell office:value-type="string">
                <text:p>Computer Networking: a Top-Down Approach</text:p>
              </table:table-cell>
              <table:table-cell office:value-type="float" office:value="45319.7692307692">
                <text:p>45319.7692307692</text:p>
              </table:table-cell>
              <table:table-cell office:value-type="float" office:value="45522.7692307692">
                <text:p>45522.7692307692</text:p>
              </table:table-cell>
            </table:table-row>
            <table:table-row>
              <table:table-cell office:value-type="string">
                <text:p>Divide and Conquer, Sorting and Searching, and Randomized Algorithms</text:p>
              </table:table-cell>
              <table:table-cell office:value-type="float" office:value="45328.3846153846">
                <text:p>45328.3846153846</text:p>
              </table:table-cell>
              <table:table-cell office:value-type="float" office:value="45540">
                <text:p>45540</text:p>
              </table:table-cell>
            </table:table-row>
            <table:table-row>
              <table:table-cell office:value-type="string">
                <text:p>Graph Search, Shortest Paths, and Data Structures</text:p>
              </table:table-cell>
              <table:table-cell office:value-type="float" office:value="45337">
                <text:p>45337</text:p>
              </table:table-cell>
              <table:table-cell office:value-type="float" office:value="45557.2307692308">
                <text:p>45557.2307692308</text:p>
              </table:table-cell>
            </table:table-row>
            <table:table-row>
              <table:table-cell office:value-type="string">
                <text:p>Greedy Algorithms, Minimum Spanning Trees, and Dynamic Programming</text:p>
              </table:table-cell>
              <table:table-cell office:value-type="float" office:value="45345.6153846154">
                <text:p>45345.6153846154</text:p>
              </table:table-cell>
              <table:table-cell office:value-type="float" office:value="45574.4615384615">
                <text:p>45574.4615384615</text:p>
              </table:table-cell>
            </table:table-row>
            <table:table-row>
              <table:table-cell office:value-type="string">
                <text:p>Shortest Paths Revisited, NP-Complete Problems and What To Do About Them</text:p>
              </table:table-cell>
              <table:table-cell office:value-type="float" office:value="45354.2307692308">
                <text:p>45354.2307692308</text:p>
              </table:table-cell>
              <table:table-cell office:value-type="float" office:value="45591.6923076923">
                <text:p>45591.6923076923</text:p>
              </table:table-cell>
            </table:table-row>
            <table:table-row>
              <table:table-cell office:value-type="string">
                <text:p>Cybersecurity Fundamentals</text:p>
              </table:table-cell>
              <table:table-cell office:value-type="float" office:value="45397.3076923077">
                <text:p>45397.3076923077</text:p>
              </table:table-cell>
              <table:table-cell office:value-type="float" office:value="45643.3846153846">
                <text:p>45643.3846153846</text:p>
              </table:table-cell>
            </table:table-row>
            <table:table-row>
              <table:table-cell office:value-type="string">
                <text:p>Principles of Secure Coding</text:p>
              </table:table-cell>
              <table:table-cell office:value-type="float" office:value="45405.9230769231">
                <text:p>45405.9230769231</text:p>
              </table:table-cell>
              <table:table-cell office:value-type="float" office:value="45652">
                <text:p>45652</text:p>
              </table:table-cell>
            </table:table-row>
            <table:table-row>
              <table:table-cell office:value-type="string">
                <text:p>Identifying Security Vulnerabilities</text:p>
              </table:table-cell>
              <table:table-cell office:value-type="float" office:value="45414.5384615385">
                <text:p>45414.5384615385</text:p>
              </table:table-cell>
              <table:table-cell office:value-type="float" office:value="45660.6153846154">
                <text:p>45660.6153846154</text:p>
              </table:table-cell>
            </table:table-row>
            <table:table-row>
              <table:table-cell office:value-type="string">
                <text:p>Identifying Security Vulnerabilities in C/C++ Programming or Exploiting and Securing Vulnerabilities in Java Applications</text:p>
              </table:table-cell>
              <table:table-cell office:value-type="float" office:value="45425.3076923077">
                <text:p>45425.3076923077</text:p>
              </table:table-cell>
              <table:table-cell office:value-type="float" office:value="45671.3846153846">
                <text:p>45671.3846153846</text:p>
              </table:table-cell>
            </table:table-row>
            <table:table-row>
              <table:table-cell office:value-type="string">
                <text:p>Databases: Modeling and Theory</text:p>
              </table:table-cell>
              <table:table-cell office:value-type="float" office:value="45446.8461538462">
                <text:p>45446.8461538462</text:p>
              </table:table-cell>
              <table:table-cell office:value-type="float" office:value="45692.9230769231">
                <text:p>45692.9230769231</text:p>
              </table:table-cell>
            </table:table-row>
            <table:table-row>
              <table:table-cell office:value-type="string">
                <text:p>Databases: Relational Databases and SQL</text:p>
              </table:table-cell>
              <table:table-cell office:value-type="float" office:value="45436.0769230769">
                <text:p>45436.0769230769</text:p>
              </table:table-cell>
              <table:table-cell office:value-type="float" office:value="45682.1538461538">
                <text:p>45682.1538461538</text:p>
              </table:table-cell>
            </table:table-row>
            <table:table-row>
              <table:table-cell office:value-type="string">
                <text:p>Databases: Semistructured Data</text:p>
              </table:table-cell>
              <table:table-cell office:value-type="float" office:value="45457.6153846154">
                <text:p>45457.6153846154</text:p>
              </table:table-cell>
              <table:table-cell office:value-type="float" office:value="45703.6923076923">
                <text:p>45703.6923076923</text:p>
              </table:table-cell>
            </table:table-row>
            <table:table-row>
              <table:table-cell office:value-type="string">
                <text:p>Machine Learning</text:p>
              </table:table-cell>
              <table:table-cell office:value-type="float" office:value="45481.3076923077">
                <text:p>45481.3076923077</text:p>
              </table:table-cell>
              <table:table-cell office:value-type="float" office:value="45739.2307692308">
                <text:p>45739.2307692308</text:p>
              </table:table-cell>
            </table:table-row>
            <table:table-row>
              <table:table-cell office:value-type="string">
                <text:p>Computer Graphics</text:p>
              </table:table-cell>
              <table:table-cell office:value-type="float" office:value="45520.0769230769">
                <text:p>45520.0769230769</text:p>
              </table:table-cell>
              <table:table-cell office:value-type="float" office:value="45778">
                <text:p>45778</text:p>
              </table:table-cell>
            </table:table-row>
            <table:table-row>
              <table:table-cell office:value-type="string">
                <text:p>Software Engineering: Introduction</text:p>
              </table:table-cell>
              <table:table-cell office:value-type="float" office:value="45545.9230769231">
                <text:p>45545.9230769231</text:p>
              </table:table-cell>
              <table:table-cell office:value-type="float" office:value="45810.3076923077">
                <text:p>45810.3076923077</text:p>
              </table:table-cell>
            </table:table-row>
            <table:table-row>
              <table:table-cell office:value-type="string">
                <text:p>Ethics, Technology and Engineering</text:p>
              </table:table-cell>
              <table:table-cell office:value-type="float" office:value="45555.6153846154">
                <text:p>45555.6153846154</text:p>
              </table:table-cell>
              <table:table-cell office:value-type="float" office:value="45820">
                <text:p>45820</text:p>
              </table:table-cell>
            </table:table-row>
            <table:table-row>
              <table:table-cell office:value-type="string">
                <text:p>Intellectual Property Law in Digital Age</text:p>
              </table:table-cell>
              <table:table-cell office:value-type="float" office:value="45559.9230769231">
                <text:p>45559.9230769231</text:p>
              </table:table-cell>
              <table:table-cell office:value-type="float" office:value="45824.3076923077">
                <text:p>45824.3076923077</text:p>
              </table:table-cell>
            </table:table-row>
            <table:table-row>
              <table:table-cell office:value-type="string">
                <text:p>Data Privacy Fundamentals</text:p>
              </table:table-cell>
              <table:table-cell office:value-type="float" office:value="45564.7692307692">
                <text:p>45564.7692307692</text:p>
              </table:table-cell>
              <table:table-cell office:value-type="float" office:value="45829.1538461539">
                <text:p>45829.1538461539</text:p>
              </table:table-cell>
            </table:table-row>
            <table:table-row>
              <table:table-cell office:value-type="string">
                <text:p>Parallel Programming</text:p>
              </table:table-cell>
              <table:table-cell office:value-type="float" office:value="45577.6923076923">
                <text:p>45577.6923076923</text:p>
              </table:table-cell>
              <table:table-cell office:value-type="float" office:value="45846.3846153846">
                <text:p>45846.3846153846</text:p>
              </table:table-cell>
            </table:table-row>
            <table:table-row>
              <table:table-cell office:value-type="string">
                <text:p>Compilers</text:p>
              </table:table-cell>
              <table:table-cell office:value-type="float" office:value="45606.7692307692">
                <text:p>45606.7692307692</text:p>
              </table:table-cell>
              <table:table-cell office:value-type="float" office:value="45885.1538461539">
                <text:p>45885.1538461539</text:p>
              </table:table-cell>
            </table:table-row>
            <table:table-row>
              <table:table-cell office:value-type="string">
                <text:p>Introduction to Haskell</text:p>
              </table:table-cell>
              <table:table-cell office:value-type="float" office:value="45660.6153846154">
                <text:p>45660.6153846154</text:p>
              </table:table-cell>
              <table:table-cell office:value-type="float" office:value="45939">
                <text:p>45939</text:p>
              </table:table-cell>
            </table:table-row>
            <table:table-row>
              <table:table-cell office:value-type="string">
                <text:p>Learn Prolog Now!</text:p>
              </table:table-cell>
              <table:table-cell office:value-type="float" office:value="45714.4615384616">
                <text:p>45714.4615384616</text:p>
              </table:table-cell>
              <table:table-cell office:value-type="float" office:value="45992.8461538462">
                <text:p>45992.8461538462</text:p>
              </table:table-cell>
            </table:table-row>
            <table:table-row>
              <table:table-cell office:value-type="string">
                <text:p>Software Debugging</text:p>
              </table:table-cell>
              <table:table-cell office:value-type="float" office:value="45740.3076923077">
                <text:p>45740.3076923077</text:p>
              </table:table-cell>
              <table:table-cell office:value-type="float" office:value="46018.6923076923">
                <text:p>46018.6923076923</text:p>
              </table:table-cell>
            </table:table-row>
            <table:table-row>
              <table:table-cell office:value-type="string">
                <text:p>Software Testing</text:p>
              </table:table-cell>
              <table:table-cell office:value-type="float" office:value="45753.2307692308">
                <text:p>45753.2307692308</text:p>
              </table:table-cell>
              <table:table-cell office:value-type="float" office:value="46031.6153846154">
                <text:p>46031.6153846154</text:p>
              </table:table-cell>
            </table:table-row>
            <table:table-row>
              <table:table-cell office:value-type="string">
                <text:p>Final Project</text:p>
              </table:table-cell>
              <table:table-cell office:value-type="float" office:value="45807.0769230769">
                <text:p>45807.0769230769</text:p>
              </table:table-cell>
              <table:table-cell office:value-type="float" office:value="46085.4615384616">
                <text:p>46085.4615384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